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bold" officeooo:rsid="006f609b" officeooo:paragraph-rsid="006f609b" style:font-weight-asian="bold" style:font-weight-complex="bold"/>
    </style:style>
    <style:style style:name="P25" style:family="paragraph" style:parent-style-name="Standard">
      <style:text-properties fo:font-weight="bold" officeooo:rsid="0070bc0d" officeooo:paragraph-rsid="0070bc0d" style:font-weight-asian="bold" style:font-weight-complex="bold"/>
    </style:style>
    <style:style style:name="P26" style:family="paragraph" style:parent-style-name="Standard">
      <style:text-properties fo:font-weight="bold" officeooo:rsid="00b487e2" officeooo:paragraph-rsid="00b487e2" style:font-weight-asian="bold" style:font-weight-complex="bold"/>
    </style:style>
    <style:style style:name="P27" style:family="paragraph" style:parent-style-name="Standard">
      <style:text-properties fo:font-weight="normal" officeooo:rsid="001bc41a" officeooo:paragraph-rsid="001bc41a" style:font-weight-asian="normal" style:font-weight-complex="normal"/>
    </style:style>
    <style:style style:name="P28" style:family="paragraph" style:parent-style-name="Standard">
      <style:text-properties fo:font-weight="normal" officeooo:rsid="001c4a23" officeooo:paragraph-rsid="001c4a23" style:font-weight-asian="normal" style:font-weight-complex="normal"/>
    </style:style>
    <style:style style:name="P29" style:family="paragraph" style:parent-style-name="Standard">
      <style:text-properties fo:font-weight="normal" officeooo:rsid="001d82a0" officeooo:paragraph-rsid="001d82a0" style:font-weight-asian="normal" style:font-weight-complex="normal"/>
    </style:style>
    <style:style style:name="P30" style:family="paragraph" style:parent-style-name="Standard">
      <style:text-properties fo:font-weight="normal" officeooo:rsid="001dc436" officeooo:paragraph-rsid="001dc436" style:font-weight-asian="normal" style:font-weight-complex="normal"/>
    </style:style>
    <style:style style:name="P31" style:family="paragraph" style:parent-style-name="Standard">
      <style:text-properties fo:font-weight="normal" officeooo:rsid="001fa92c" officeooo:paragraph-rsid="001fa92c" style:font-weight-asian="normal" style:font-weight-complex="normal"/>
    </style:style>
    <style:style style:name="P32" style:family="paragraph" style:parent-style-name="Standard">
      <style:text-properties fo:font-weight="normal" officeooo:rsid="001fd663" officeooo:paragraph-rsid="001fa92c" style:font-weight-asian="normal" style:font-weight-complex="normal"/>
    </style:style>
    <style:style style:name="P33" style:family="paragraph" style:parent-style-name="Standard">
      <style:text-properties fo:font-weight="normal" officeooo:rsid="001fd663" officeooo:paragraph-rsid="001fd663" style:font-weight-asian="normal" style:font-weight-complex="normal"/>
    </style:style>
    <style:style style:name="P34" style:family="paragraph" style:parent-style-name="Standard">
      <style:text-properties fo:font-weight="normal" officeooo:rsid="002029a4" officeooo:paragraph-rsid="002029a4" style:font-weight-asian="normal" style:font-weight-complex="normal"/>
    </style:style>
    <style:style style:name="P35" style:family="paragraph" style:parent-style-name="Standard">
      <style:text-properties fo:font-weight="normal" officeooo:rsid="0021017f" officeooo:paragraph-rsid="0021017f" style:font-weight-asian="normal" style:font-weight-complex="normal"/>
    </style:style>
    <style:style style:name="P36" style:family="paragraph" style:parent-style-name="Standard">
      <style:text-properties fo:font-weight="normal" officeooo:rsid="00294308" officeooo:paragraph-rsid="00294308" style:font-weight-asian="normal" style:font-weight-complex="normal"/>
    </style:style>
    <style:style style:name="P37" style:family="paragraph" style:parent-style-name="Standard">
      <style:text-properties fo:font-weight="normal" officeooo:rsid="00294e25" officeooo:paragraph-rsid="00294e25" style:font-weight-asian="normal" style:font-weight-complex="normal"/>
    </style:style>
    <style:style style:name="P38" style:family="paragraph" style:parent-style-name="Standard">
      <style:text-properties fo:font-weight="normal" officeooo:rsid="002b4d8e" officeooo:paragraph-rsid="002b4d8e" style:font-weight-asian="normal" style:font-weight-complex="normal"/>
    </style:style>
    <style:style style:name="P39" style:family="paragraph" style:parent-style-name="Standard">
      <style:text-properties fo:font-weight="normal" officeooo:rsid="002bf8b0" officeooo:paragraph-rsid="002bf8b0" style:font-weight-asian="normal" style:font-weight-complex="normal"/>
    </style:style>
    <style:style style:name="P40" style:family="paragraph" style:parent-style-name="Standard">
      <style:text-properties fo:font-weight="normal" officeooo:rsid="0022dd12" officeooo:paragraph-rsid="0022dd12" style:font-weight-asian="normal" style:font-weight-complex="normal"/>
    </style:style>
    <style:style style:name="P41" style:family="paragraph" style:parent-style-name="Standard">
      <style:text-properties fo:font-weight="normal" officeooo:rsid="00261de9" officeooo:paragraph-rsid="00261de9" style:font-weight-asian="normal" style:font-weight-complex="normal"/>
    </style:style>
    <style:style style:name="P42" style:family="paragraph" style:parent-style-name="Standard">
      <style:text-properties fo:font-weight="normal" officeooo:rsid="002d0ef4" officeooo:paragraph-rsid="002d0ef4" style:font-weight-asian="normal" style:font-weight-complex="normal"/>
    </style:style>
    <style:style style:name="P43" style:family="paragraph" style:parent-style-name="Standard">
      <style:text-properties fo:font-weight="normal" officeooo:rsid="003246db" officeooo:paragraph-rsid="003246db" style:font-weight-asian="normal" style:font-weight-complex="normal"/>
    </style:style>
    <style:style style:name="P44" style:family="paragraph" style:parent-style-name="Standard">
      <style:text-properties fo:font-weight="normal" officeooo:rsid="0033ded1" officeooo:paragraph-rsid="0033ded1" style:font-weight-asian="normal" style:font-weight-complex="normal"/>
    </style:style>
    <style:style style:name="P45" style:family="paragraph" style:parent-style-name="Standard">
      <style:text-properties fo:font-weight="normal" officeooo:rsid="00354ca1" officeooo:paragraph-rsid="00354ca1" style:font-weight-asian="normal" style:font-weight-complex="normal"/>
    </style:style>
    <style:style style:name="P46" style:family="paragraph" style:parent-style-name="Standard">
      <style:text-properties fo:font-weight="normal" officeooo:rsid="00373bce" officeooo:paragraph-rsid="00373bce" style:font-weight-asian="normal" style:font-weight-complex="normal"/>
    </style:style>
    <style:style style:name="P47" style:family="paragraph" style:parent-style-name="Standard">
      <style:text-properties fo:font-weight="normal" officeooo:rsid="00388ca9" officeooo:paragraph-rsid="00388ca9" style:font-weight-asian="normal" style:font-weight-complex="normal"/>
    </style:style>
    <style:style style:name="P48" style:family="paragraph" style:parent-style-name="Standard">
      <style:text-properties fo:font-weight="normal" officeooo:rsid="00458563" officeooo:paragraph-rsid="00458563" style:font-weight-asian="normal" style:font-weight-complex="normal"/>
    </style:style>
    <style:style style:name="P49" style:family="paragraph" style:parent-style-name="Standard">
      <style:text-properties fo:font-weight="normal" officeooo:rsid="0047712f" officeooo:paragraph-rsid="0047712f" style:font-weight-asian="normal" style:font-weight-complex="normal"/>
    </style:style>
    <style:style style:name="P50" style:family="paragraph" style:parent-style-name="Standard">
      <style:text-properties fo:font-weight="normal" officeooo:rsid="0047db4b" officeooo:paragraph-rsid="0047db4b" style:font-weight-asian="normal" style:font-weight-complex="normal"/>
    </style:style>
    <style:style style:name="P51" style:family="paragraph" style:parent-style-name="Standard">
      <style:text-properties fo:font-weight="normal" officeooo:rsid="0047e098" officeooo:paragraph-rsid="0047e098" style:font-weight-asian="normal" style:font-weight-complex="normal"/>
    </style:style>
    <style:style style:name="P52" style:family="paragraph" style:parent-style-name="Standard">
      <style:text-properties fo:font-weight="normal" officeooo:rsid="004985ad" officeooo:paragraph-rsid="004985ad" style:font-weight-asian="normal" style:font-weight-complex="normal"/>
    </style:style>
    <style:style style:name="P53" style:family="paragraph" style:parent-style-name="Standard">
      <style:text-properties fo:font-weight="normal" officeooo:rsid="004a51a4" officeooo:paragraph-rsid="004a51a4" style:font-weight-asian="normal" style:font-weight-complex="normal"/>
    </style:style>
    <style:style style:name="P54" style:family="paragraph" style:parent-style-name="Standard">
      <style:text-properties fo:font-weight="normal" officeooo:rsid="003e3b9e" officeooo:paragraph-rsid="003e3b9e" style:font-weight-asian="normal" style:font-weight-complex="normal"/>
    </style:style>
    <style:style style:name="P55" style:family="paragraph" style:parent-style-name="Standard">
      <style:text-properties fo:font-weight="normal" officeooo:rsid="003e6af4" officeooo:paragraph-rsid="003e6af4" style:font-weight-asian="normal" style:font-weight-complex="normal"/>
    </style:style>
    <style:style style:name="P56" style:family="paragraph" style:parent-style-name="Standard">
      <style:text-properties fo:font-weight="normal" officeooo:rsid="0041a89b" officeooo:paragraph-rsid="0041a89b" style:font-weight-asian="normal" style:font-weight-complex="normal"/>
    </style:style>
    <style:style style:name="P57" style:family="paragraph" style:parent-style-name="Standard">
      <style:text-properties fo:font-weight="normal" officeooo:rsid="0041a89b" officeooo:paragraph-rsid="0042c18e" style:font-weight-asian="normal" style:font-weight-complex="normal"/>
    </style:style>
    <style:style style:name="P58" style:family="paragraph" style:parent-style-name="Standard">
      <style:text-properties fo:font-weight="normal" officeooo:rsid="0042c18e" officeooo:paragraph-rsid="0042c18e" style:font-weight-asian="normal" style:font-weight-complex="normal"/>
    </style:style>
    <style:style style:name="P59" style:family="paragraph" style:parent-style-name="Standard">
      <style:text-properties fo:font-weight="normal" officeooo:rsid="004bcd0b" officeooo:paragraph-rsid="0051d6e7" style:font-weight-asian="normal" style:font-weight-complex="normal"/>
    </style:style>
    <style:style style:name="P60" style:family="paragraph" style:parent-style-name="Standard">
      <style:text-properties fo:font-weight="normal" officeooo:rsid="004d6efe" officeooo:paragraph-rsid="004d6efe" style:font-weight-asian="normal" style:font-weight-complex="normal"/>
    </style:style>
    <style:style style:name="P61" style:family="paragraph" style:parent-style-name="Standard">
      <style:text-properties fo:font-weight="normal" officeooo:rsid="005307db" officeooo:paragraph-rsid="005307db" style:font-weight-asian="normal" style:font-weight-complex="normal"/>
    </style:style>
    <style:style style:name="P62" style:family="paragraph" style:parent-style-name="Standard">
      <style:text-properties fo:font-weight="normal" officeooo:rsid="0053d0c0" officeooo:paragraph-rsid="0053d0c0" style:font-weight-asian="normal" style:font-weight-complex="normal"/>
    </style:style>
    <style:style style:name="P63" style:family="paragraph" style:parent-style-name="Standard">
      <style:text-properties fo:font-weight="normal" officeooo:rsid="00286f9a" officeooo:paragraph-rsid="00286f9a" style:font-weight-asian="normal" style:font-weight-complex="normal"/>
    </style:style>
    <style:style style:name="P64" style:family="paragraph" style:parent-style-name="Standard">
      <style:text-properties fo:font-weight="normal" officeooo:rsid="004eb8e2" officeooo:paragraph-rsid="004eb8e2" style:font-weight-asian="normal" style:font-weight-complex="normal"/>
    </style:style>
    <style:style style:name="P65" style:family="paragraph" style:parent-style-name="Standard">
      <style:text-properties fo:font-weight="normal" officeooo:rsid="004ffc43" officeooo:paragraph-rsid="004ffc43" style:font-weight-asian="normal" style:font-weight-complex="normal"/>
    </style:style>
    <style:style style:name="P66" style:family="paragraph" style:parent-style-name="Standard">
      <style:text-properties fo:font-weight="normal" officeooo:rsid="005768a3" officeooo:paragraph-rsid="005768a3" style:font-weight-asian="normal" style:font-weight-complex="normal"/>
    </style:style>
    <style:style style:name="P67" style:family="paragraph" style:parent-style-name="Standard">
      <style:text-properties fo:font-weight="normal" officeooo:rsid="0051d6e7" officeooo:paragraph-rsid="0051d6e7" style:font-weight-asian="normal" style:font-weight-complex="normal"/>
    </style:style>
    <style:style style:name="P68"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69"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70"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71"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72"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3"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4"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5"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6"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7"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78"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79"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80"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81"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82" style:family="paragraph" style:parent-style-name="Standard">
      <style:text-properties fo:font-size="12pt" fo:font-weight="normal" officeooo:rsid="00756571" officeooo:paragraph-rsid="00756571" style:font-size-asian="10.5pt" style:font-weight-asian="normal" style:font-size-complex="12pt" style:font-weight-complex="normal"/>
    </style:style>
    <style:style style:name="P83" style:family="paragraph" style:parent-style-name="Standard">
      <style:text-properties fo:font-size="12pt" fo:font-weight="normal" officeooo:rsid="00775af3" officeooo:paragraph-rsid="00775af3" style:font-size-asian="10.5pt" style:font-weight-asian="normal" style:font-size-complex="12pt" style:font-weight-complex="normal"/>
    </style:style>
    <style:style style:name="P84" style:family="paragraph" style:parent-style-name="Standard">
      <style:text-properties fo:font-size="12pt" fo:font-weight="normal" officeooo:rsid="00787ba0" officeooo:paragraph-rsid="00787ba0" style:font-size-asian="10.5pt" style:font-weight-asian="normal" style:font-size-complex="12pt" style:font-weight-complex="normal"/>
    </style:style>
    <style:style style:name="P85" style:family="paragraph" style:parent-style-name="Standard">
      <style:text-properties fo:font-size="12pt" fo:font-weight="normal" officeooo:rsid="007a5b75" officeooo:paragraph-rsid="007a5b75" style:font-size-asian="10.5pt" style:font-weight-asian="normal" style:font-size-complex="12pt" style:font-weight-complex="normal"/>
    </style:style>
    <style:style style:name="P86" style:family="paragraph" style:parent-style-name="Standard">
      <style:text-properties fo:font-size="12pt" fo:font-weight="normal" officeooo:rsid="007e62fb" officeooo:paragraph-rsid="007e62fb" style:font-size-asian="10.5pt" style:font-weight-asian="normal" style:font-size-complex="12pt" style:font-weight-complex="normal"/>
    </style:style>
    <style:style style:name="P87" style:family="paragraph" style:parent-style-name="Standard">
      <style:text-properties fo:font-size="12pt" fo:font-weight="normal" officeooo:rsid="00801ae8" officeooo:paragraph-rsid="00801ae8" style:font-size-asian="10.5pt" style:font-weight-asian="normal" style:font-size-complex="12pt" style:font-weight-complex="normal"/>
    </style:style>
    <style:style style:name="P88" style:family="paragraph" style:parent-style-name="Standard">
      <style:text-properties fo:font-size="12pt" fo:font-weight="normal" officeooo:rsid="0080d049" officeooo:paragraph-rsid="0080d049" style:font-size-asian="10.5pt" style:font-weight-asian="normal" style:font-size-complex="12pt" style:font-weight-complex="normal"/>
    </style:style>
    <style:style style:name="P89"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90"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91"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92"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93"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94" style:family="paragraph" style:parent-style-name="Standard">
      <style:text-properties fo:font-size="12pt" fo:font-weight="bold" officeooo:rsid="0074ba71" officeooo:paragraph-rsid="0074ba71" style:font-size-asian="10.5pt" style:font-weight-asian="bold" style:font-size-complex="12pt" style:font-weight-complex="bold"/>
    </style:style>
    <style:style style:name="P95" style:family="paragraph" style:parent-style-name="Standard">
      <style:text-properties fo:font-size="12pt" fo:font-weight="bold" officeooo:rsid="00756571" officeooo:paragraph-rsid="00756571" style:font-size-asian="10.5pt" style:font-weight-asian="bold" style:font-size-complex="12pt" style:font-weight-complex="bold"/>
    </style:style>
    <style:style style:name="P96" style:family="paragraph" style:parent-style-name="Standard">
      <style:text-properties fo:font-size="12pt" fo:font-weight="bold" officeooo:rsid="00775af3" officeooo:paragraph-rsid="00775af3" style:font-size-asian="10.5pt" style:font-weight-asian="bold" style:font-size-complex="12pt" style:font-weight-complex="bold"/>
    </style:style>
    <style:style style:name="P97" style:family="paragraph" style:parent-style-name="Standard">
      <style:text-properties fo:font-size="12pt" fo:font-weight="bold" officeooo:rsid="00787ba0" officeooo:paragraph-rsid="00787ba0" style:font-size-asian="10.5pt" style:font-weight-asian="bold" style:font-size-complex="12pt" style:font-weight-complex="bold"/>
    </style:style>
    <style:style style:name="P98" style:family="paragraph" style:parent-style-name="Standard">
      <style:text-properties fo:font-size="12pt" fo:font-weight="bold" officeooo:rsid="007bf9f7" officeooo:paragraph-rsid="007bf9f7" style:font-size-asian="10.5pt" style:font-weight-asian="bold" style:font-size-complex="12pt" style:font-weight-complex="bold"/>
    </style:style>
    <style:style style:name="P99" style:family="paragraph" style:parent-style-name="Standard">
      <style:text-properties fo:font-size="12pt" fo:font-weight="bold" officeooo:rsid="007e0537" officeooo:paragraph-rsid="007e0537" style:font-size-asian="10.5pt" style:font-weight-asian="bold" style:font-size-complex="12pt" style:font-weight-complex="bold"/>
    </style:style>
    <style:style style:name="P100" style:family="paragraph" style:parent-style-name="Standard">
      <style:text-properties fo:font-size="12pt" fo:font-weight="bold" officeooo:rsid="00801ae8" officeooo:paragraph-rsid="00801ae8" style:font-size-asian="10.5pt" style:font-weight-asian="bold" style:font-size-complex="12pt" style:font-weight-complex="bold"/>
    </style:style>
    <style:style style:name="P101" style:family="paragraph" style:parent-style-name="Standard">
      <style:text-properties fo:font-size="12pt" fo:font-weight="bold" officeooo:rsid="0080d049" officeooo:paragraph-rsid="0080d049" style:font-size-asian="10.5pt" style:font-weight-asian="bold" style:font-size-complex="12pt" style:font-weight-complex="bold"/>
    </style:style>
    <style:style style:name="P102" style:family="paragraph" style:parent-style-name="Standard">
      <style:text-properties fo:font-size="12pt" fo:font-style="italic" fo:font-weight="bold" officeooo:rsid="0080d049" officeooo:paragraph-rsid="0080d049" style:font-size-asian="10.5pt" style:font-style-asian="italic" style:font-weight-asian="bold" style:font-size-complex="12pt" style:font-style-complex="italic" style:font-weight-complex="bold"/>
    </style:style>
    <style:style style:name="P103" style:family="paragraph" style:parent-style-name="Standard">
      <style:text-properties fo:font-size="12pt" fo:font-style="italic" fo:font-weight="bold" officeooo:rsid="00ac20cf" officeooo:paragraph-rsid="00ac20cf" style:font-size-asian="10.5pt" style:font-style-asian="italic" style:font-weight-asian="bold" style:font-size-complex="12pt" style:font-style-complex="italic" style:font-weight-complex="bold"/>
    </style:style>
    <style:style style:name="P104" style:family="paragraph" style:parent-style-name="Standard">
      <style:text-properties fo:font-size="12pt" fo:font-style="italic" fo:font-weight="bold" officeooo:rsid="009762c2" officeooo:paragraph-rsid="009762c2" style:font-size-asian="12pt" style:font-style-asian="italic" style:font-weight-asian="bold" style:font-size-complex="12pt" style:font-style-complex="italic" style:font-weight-complex="bold"/>
    </style:style>
    <style:style style:name="P105" style:family="paragraph" style:parent-style-name="Standard">
      <style:text-properties fo:font-size="12pt" fo:font-style="italic" fo:font-weight="bold" officeooo:rsid="009633d5" officeooo:paragraph-rsid="00994154" style:font-size-asian="12pt" style:font-style-asian="italic" style:font-weight-asian="bold" style:font-size-complex="12pt" style:font-style-complex="italic" style:font-weight-complex="bold"/>
    </style:style>
    <style:style style:name="P106" style:family="paragraph" style:parent-style-name="Standard">
      <style:text-properties fo:font-size="12pt" fo:font-style="normal" fo:font-weight="normal" officeooo:rsid="0080d049" officeooo:paragraph-rsid="0080d049"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80d049" officeooo:paragraph-rsid="0085d86c"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812af2" officeooo:paragraph-rsid="00812af2"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828556" officeooo:paragraph-rsid="00828556"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85d86c" officeooo:paragraph-rsid="0085d86c"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863f77" officeooo:paragraph-rsid="00863f77"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88c924" officeooo:paragraph-rsid="0088c924"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88c924" officeooo:paragraph-rsid="0089731a"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8b4fdf" officeooo:paragraph-rsid="008b4fdf"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835b33" officeooo:paragraph-rsid="00835b33"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8cdaef" officeooo:paragraph-rsid="008cdaef"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8fb35b" officeooo:paragraph-rsid="008fb35b"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905075" officeooo:paragraph-rsid="00905075"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9b52bc" officeooo:paragraph-rsid="009b52bc"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9b8e62" officeooo:paragraph-rsid="009b8e62"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9fba9c" officeooo:paragraph-rsid="009fba9c" style:font-size-asian="10.5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normal" officeooo:rsid="00a252ea" officeooo:paragraph-rsid="00a252ea" style:font-size-asian="10.5pt" style:font-style-asian="normal" style:font-weight-asian="normal" style:font-size-complex="12pt" style:font-style-complex="normal" style:font-weight-complex="normal"/>
    </style:style>
    <style:style style:name="P125" style:family="paragraph" style:parent-style-name="Standard">
      <style:text-properties fo:font-size="12pt" fo:font-style="normal" fo:font-weight="normal" officeooo:rsid="009da23d" officeooo:paragraph-rsid="009da23d"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9e2b2a" officeooo:paragraph-rsid="009e2b2a"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a50a71" officeooo:paragraph-rsid="00a50a71"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0a5aaef" officeooo:paragraph-rsid="00a5aaef"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0a3a6cc" officeooo:paragraph-rsid="00ab0c98"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ab0c98" officeooo:paragraph-rsid="00ab0c98"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0ab2271" officeooo:paragraph-rsid="00ab2271"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0ab87dc" officeooo:paragraph-rsid="00ab87dc"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ab920e" officeooo:paragraph-rsid="00ab920e"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0ac20cf" officeooo:paragraph-rsid="00ac20cf"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ad8be1" officeooo:paragraph-rsid="00ad8be1"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ae4bdd" officeooo:paragraph-rsid="00ae4bdd"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0afe8fe" officeooo:paragraph-rsid="00afe8fe"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091d88e" officeooo:paragraph-rsid="0091d88e" style:font-size-asian="12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091f9b1" officeooo:paragraph-rsid="0091f9b1" style:font-size-asian="12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0939222" officeooo:paragraph-rsid="00939222" style:font-size-asian="12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9464c6" officeooo:paragraph-rsid="009464c6" style:font-size-asian="12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9633d5" officeooo:paragraph-rsid="009633d5" style:font-size-asian="12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09762c2" officeooo:paragraph-rsid="009762c2" style:font-size-asian="12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0994154" officeooo:paragraph-rsid="00994154" style:font-size-asian="12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099b2f3" officeooo:paragraph-rsid="0099b2f3" style:font-size-asian="12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09b52bc" officeooo:paragraph-rsid="009b52bc" style:font-size-asian="12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bold" officeooo:rsid="0080d049" officeooo:paragraph-rsid="0080d049" style:font-size-asian="10.5pt" style:font-style-asian="normal" style:font-weight-asian="bold" style:font-size-complex="12pt" style:font-style-complex="normal" style:font-weight-complex="bold"/>
    </style:style>
    <style:style style:name="P148" style:family="paragraph" style:parent-style-name="Standard">
      <style:text-properties fo:font-size="12pt" fo:font-style="normal" fo:font-weight="bold" officeooo:rsid="0080d049" officeooo:paragraph-rsid="0085d86c" style:font-size-asian="10.5pt" style:font-style-asian="normal" style:font-weight-asian="bold" style:font-size-complex="12pt" style:font-style-complex="normal" style:font-weight-complex="bold"/>
    </style:style>
    <style:style style:name="P149" style:family="paragraph" style:parent-style-name="Standard">
      <style:text-properties fo:font-size="12pt" fo:font-style="normal" fo:font-weight="bold" officeooo:rsid="00812af2" officeooo:paragraph-rsid="00812af2" style:font-size-asian="10.5pt" style:font-style-asian="normal" style:font-weight-asian="bold" style:font-size-complex="12pt" style:font-style-complex="normal" style:font-weight-complex="bold"/>
    </style:style>
    <style:style style:name="P150" style:family="paragraph" style:parent-style-name="Standard">
      <style:text-properties fo:font-size="12pt" fo:font-style="normal" fo:font-weight="bold" officeooo:rsid="00828556" officeooo:paragraph-rsid="00828556" style:font-size-asian="10.5pt" style:font-style-asian="normal" style:font-weight-asian="bold" style:font-size-complex="12pt" style:font-style-complex="normal" style:font-weight-complex="bold"/>
    </style:style>
    <style:style style:name="P151" style:family="paragraph" style:parent-style-name="Standard">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52" style:family="paragraph" style:parent-style-name="Standard">
      <style:text-properties fo:font-size="12pt" fo:font-style="normal" fo:font-weight="bold" officeooo:rsid="00835b33" officeooo:paragraph-rsid="00835b33" style:font-size-asian="10.5pt" style:font-style-asian="normal" style:font-weight-asian="bold" style:font-size-complex="12pt" style:font-style-complex="normal" style:font-weight-complex="bold"/>
    </style:style>
    <style:style style:name="P153" style:family="paragraph" style:parent-style-name="Standard">
      <style:text-properties fo:font-size="12pt" fo:font-style="normal" fo:font-weight="bold" officeooo:rsid="00863f77" officeooo:paragraph-rsid="00863f77" style:font-size-asian="10.5pt" style:font-style-asian="normal" style:font-weight-asian="bold" style:font-size-complex="12pt" style:font-style-complex="normal" style:font-weight-complex="bold"/>
    </style:style>
    <style:style style:name="P154" style:family="paragraph" style:parent-style-name="Standard">
      <style:text-properties fo:font-size="12pt" fo:font-style="normal" fo:font-weight="bold" officeooo:rsid="0086719f" officeooo:paragraph-rsid="0086719f" style:font-size-asian="10.5pt" style:font-style-asian="normal" style:font-weight-asian="bold" style:font-size-complex="12pt" style:font-style-complex="normal" style:font-weight-complex="bold"/>
    </style:style>
    <style:style style:name="P155" style:family="paragraph" style:parent-style-name="Standard">
      <style:text-properties fo:font-size="12pt" fo:font-style="normal" fo:font-weight="bold" officeooo:rsid="0088c924" officeooo:paragraph-rsid="0088c924" style:font-size-asian="10.5pt" style:font-style-asian="normal" style:font-weight-asian="bold" style:font-size-complex="12pt" style:font-style-complex="normal" style:font-weight-complex="bold"/>
    </style:style>
    <style:style style:name="P156" style:family="paragraph" style:parent-style-name="Standard">
      <style:text-properties fo:font-size="12pt" fo:font-style="normal" fo:font-weight="bold" officeooo:rsid="0089731a" officeooo:paragraph-rsid="0089731a" style:font-size-asian="10.5pt" style:font-style-asian="normal" style:font-weight-asian="bold" style:font-size-complex="12pt" style:font-style-complex="normal" style:font-weight-complex="bold"/>
    </style:style>
    <style:style style:name="P157" style:family="paragraph" style:parent-style-name="Standard">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58" style:family="paragraph" style:parent-style-name="Standard">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59" style:family="paragraph" style:parent-style-name="Standard">
      <style:text-properties fo:font-size="12pt" fo:font-style="normal" fo:font-weight="bold" officeooo:rsid="009b8e62" officeooo:paragraph-rsid="009b8e62" style:font-size-asian="10.5pt" style:font-style-asian="normal" style:font-weight-asian="bold" style:font-size-complex="12pt" style:font-style-complex="normal" style:font-weight-complex="bold"/>
    </style:style>
    <style:style style:name="P160" style:family="paragraph" style:parent-style-name="Standard">
      <style:text-properties fo:font-size="12pt" fo:font-style="normal" fo:font-weight="bold" officeooo:rsid="009da23d" officeooo:paragraph-rsid="009da23d" style:font-size-asian="10.5pt" style:font-style-asian="normal" style:font-weight-asian="bold" style:font-size-complex="12pt" style:font-style-complex="normal" style:font-weight-complex="bold"/>
    </style:style>
    <style:style style:name="P161" style:family="paragraph" style:parent-style-name="Standard">
      <style:text-properties fo:font-size="12pt" fo:font-style="normal" fo:font-weight="bold" officeooo:rsid="00a3a6cc" officeooo:paragraph-rsid="00a3a6cc" style:font-size-asian="10.5pt" style:font-style-asian="normal" style:font-weight-asian="bold" style:font-size-complex="12pt" style:font-style-complex="normal" style:font-weight-complex="bold"/>
    </style:style>
    <style:style style:name="P162" style:family="paragraph" style:parent-style-name="Standard">
      <style:text-properties fo:font-size="12pt" fo:font-style="normal" fo:font-weight="bold" officeooo:rsid="00a5aaef" officeooo:paragraph-rsid="00a5aaef" style:font-size-asian="10.5pt" style:font-style-asian="normal" style:font-weight-asian="bold" style:font-size-complex="12pt" style:font-style-complex="normal" style:font-weight-complex="bold"/>
    </style:style>
    <style:style style:name="P163" style:family="paragraph" style:parent-style-name="Standard">
      <style:text-properties fo:font-size="12pt" fo:font-style="normal" fo:font-weight="bold" officeooo:rsid="00a60baf" officeooo:paragraph-rsid="00a60baf" style:font-size-asian="10.5pt" style:font-style-asian="normal" style:font-weight-asian="bold" style:font-size-complex="12pt" style:font-style-complex="normal" style:font-weight-complex="bold"/>
    </style:style>
    <style:style style:name="P164" style:family="paragraph" style:parent-style-name="Standard">
      <style:text-properties fo:font-size="12pt" fo:font-style="normal" fo:font-weight="bold" officeooo:rsid="009633d5" officeooo:paragraph-rsid="009633d5" style:font-size-asian="12pt" style:font-style-asian="normal" style:font-weight-asian="bold" style:font-size-complex="12pt" style:font-style-complex="normal" style:font-weight-complex="bold"/>
    </style:style>
    <style:style style:name="P165" style:family="paragraph" style:parent-style-name="Standard">
      <style:text-properties fo:font-size="12pt" fo:font-style="normal" fo:font-weight="bold" officeooo:rsid="009affa8" officeooo:paragraph-rsid="009affa8" style:font-size-asian="12pt" style:font-style-asian="normal" style:font-weight-asian="bold" style:font-size-complex="12pt" style:font-style-complex="normal" style:font-weight-complex="bold"/>
    </style:style>
    <style:style style:name="P166" style:family="paragraph" style:parent-style-name="Standard">
      <style:text-properties fo:font-size="12pt" fo:font-style="normal" fo:font-weight="bold" officeooo:rsid="009b52bc" officeooo:paragraph-rsid="009b52bc" style:font-size-asian="12pt" style:font-style-asian="normal" style:font-weight-asian="bold" style:font-size-complex="12pt" style:font-style-complex="normal" style:font-weight-complex="bold"/>
    </style:style>
    <style:style style:name="P167"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168" style:family="paragraph" style:parent-style-name="Standard">
      <style:paragraph-properties fo:break-before="page"/>
      <style:text-properties fo:font-size="16pt" fo:font-weight="bold" officeooo:rsid="0074ba71" officeooo:paragraph-rsid="0074ba71" style:font-size-asian="14pt" style:font-weight-asian="bold" style:font-size-complex="16pt" style:font-weight-complex="bold"/>
    </style:style>
    <style:style style:name="P169" style:family="paragraph" style:parent-style-name="Standard">
      <style:text-properties fo:font-size="16pt" fo:font-weight="normal" officeooo:rsid="0074ba71" officeooo:paragraph-rsid="0074ba71" style:font-size-asian="14pt" style:font-weight-asian="normal" style:font-size-complex="16pt" style:font-weight-complex="normal"/>
    </style:style>
    <style:style style:name="P170" style:family="paragraph" style:parent-style-name="Standard">
      <style:text-properties fo:font-size="16pt" fo:font-style="normal" fo:font-weight="bold" officeooo:rsid="0091d88e" officeooo:paragraph-rsid="0091d88e" style:font-size-asian="14pt" style:font-style-asian="normal" style:font-weight-asian="bold" style:font-size-complex="16pt" style:font-style-complex="normal" style:font-weight-complex="bold"/>
    </style:style>
    <style:style style:name="P171" style:family="paragraph" style:parent-style-name="Standard">
      <style:paragraph-properties fo:break-before="page"/>
      <style:text-properties fo:font-size="16pt" fo:font-style="normal" fo:font-weight="bold" officeooo:rsid="009fba9c" officeooo:paragraph-rsid="009fba9c" style:font-size-asian="14pt" style:font-style-asian="normal" style:font-weight-asian="bold" style:font-size-complex="16pt" style:font-style-complex="normal" style:font-weight-complex="bold"/>
    </style:style>
    <style:style style:name="P172" style:family="paragraph" style:parent-style-name="Standard">
      <style:text-properties fo:font-size="16pt" fo:font-style="normal" fo:font-weight="bold" officeooo:rsid="00ab0c98" officeooo:paragraph-rsid="00ab0c98" style:font-size-asian="14pt" style:font-style-asian="normal" style:font-weight-asian="bold" style:font-size-complex="16pt" style:font-style-complex="normal" style:font-weight-complex="bold"/>
    </style:style>
    <style:style style:name="P173" style:family="paragraph" style:parent-style-name="Standard">
      <style:text-properties fo:font-size="16pt" fo:font-style="normal" fo:font-weight="bold" officeooo:rsid="00ab2271" officeooo:paragraph-rsid="00ab2271" style:font-size-asian="16pt" style:font-style-asian="normal" style:font-weight-asian="bold" style:font-size-complex="16pt" style:font-style-complex="normal" style:font-weight-complex="bold"/>
    </style:style>
    <style:style style:name="P174" style:family="paragraph" style:parent-style-name="Standard">
      <style:text-properties fo:font-size="16pt" fo:font-style="normal" fo:font-weight="bold" officeooo:rsid="00ab87dc" officeooo:paragraph-rsid="00ab87dc" style:font-size-asian="16pt" style:font-style-asian="normal" style:font-weight-asian="bold" style:font-size-complex="16pt" style:font-style-complex="normal" style:font-weight-complex="bold"/>
    </style:style>
    <style:style style:name="P175" style:family="paragraph" style:parent-style-name="Standard">
      <style:text-properties fo:font-size="16pt" fo:font-style="normal" fo:font-weight="bold" officeooo:rsid="00ab920e" officeooo:paragraph-rsid="00ab920e" style:font-size-asian="16pt" style:font-style-asian="normal" style:font-weight-asian="bold" style:font-size-complex="16pt" style:font-style-complex="normal" style:font-weight-complex="bold"/>
    </style:style>
    <style:style style:name="P176" style:family="paragraph" style:parent-style-name="Standard">
      <style:text-properties fo:font-size="16pt" fo:font-style="italic" fo:font-weight="bold" officeooo:rsid="009b52bc" officeooo:paragraph-rsid="009b52bc" style:font-size-asian="14pt" style:font-style-asian="italic" style:font-weight-asian="bold" style:font-size-complex="16pt" style:font-style-complex="italic" style:font-weight-complex="bold"/>
    </style:style>
    <style:style style:name="P177" style:family="paragraph" style:parent-style-name="Standard">
      <style:text-properties fo:font-size="14pt" fo:font-style="normal" fo:font-weight="bold" officeooo:rsid="0080929b" officeooo:paragraph-rsid="0080929b" style:font-size-asian="12.25pt" style:font-style-asian="normal" style:font-weight-asian="bold" style:font-size-complex="14pt" style:font-style-complex="normal" style:font-weight-complex="bold"/>
    </style:style>
    <style:style style:name="P178" style:family="paragraph" style:parent-style-name="Standard">
      <style:text-properties officeooo:paragraph-rsid="00b1187d"/>
    </style:style>
    <style:style style:name="P179" style:family="paragraph" style:parent-style-name="Standard">
      <style:text-properties officeooo:rsid="00b272fc" officeooo:paragraph-rsid="00b272fc"/>
    </style:style>
    <style:style style:name="P180" style:family="paragraph" style:parent-style-name="Standard">
      <style:text-properties officeooo:rsid="00b31132" officeooo:paragraph-rsid="00b31132"/>
    </style:style>
    <style:style style:name="P181" style:family="paragraph" style:parent-style-name="Standard" style:list-style-name="L1">
      <style:text-properties fo:font-weight="normal" officeooo:rsid="001dc436" officeooo:paragraph-rsid="001dc436" style:font-weight-asian="normal" style:font-weight-complex="normal"/>
    </style:style>
    <style:style style:name="P182" style:family="paragraph" style:parent-style-name="Standard" style:list-style-name="L2">
      <style:text-properties fo:font-weight="normal" officeooo:rsid="001fa92c" officeooo:paragraph-rsid="001fa92c" style:font-weight-asian="normal" style:font-weight-complex="normal"/>
    </style:style>
    <style:style style:name="P183" style:family="paragraph" style:parent-style-name="Standard" style:list-style-name="L3">
      <style:text-properties fo:font-weight="normal" officeooo:rsid="001fa92c" officeooo:paragraph-rsid="001fa92c" style:font-weight-asian="normal" style:font-weight-complex="normal"/>
    </style:style>
    <style:style style:name="P184" style:family="paragraph" style:parent-style-name="Standard" style:list-style-name="L4">
      <style:text-properties fo:font-weight="normal" officeooo:rsid="002029a4" officeooo:paragraph-rsid="002029a4" style:font-weight-asian="normal" style:font-weight-complex="normal"/>
    </style:style>
    <style:style style:name="P185" style:family="paragraph" style:parent-style-name="Standard" style:list-style-name="L5">
      <style:text-properties fo:font-weight="normal" officeooo:rsid="0027fc81" officeooo:paragraph-rsid="0027fc81" style:font-weight-asian="normal" style:font-weight-complex="normal"/>
    </style:style>
    <style:style style:name="P186" style:family="paragraph" style:parent-style-name="Standard" style:list-style-name="L7">
      <style:text-properties fo:font-weight="normal" officeooo:rsid="005307db" officeooo:paragraph-rsid="005307db" style:font-weight-asian="normal" style:font-weight-complex="normal"/>
    </style:style>
    <style:style style:name="P187" style:family="paragraph" style:parent-style-name="Standard" style:list-style-name="L16">
      <style:text-properties fo:font-weight="normal" officeooo:rsid="00906159" officeooo:paragraph-rsid="00906159" style:font-weight-asian="normal" style:font-weight-complex="normal"/>
    </style:style>
    <style:style style:name="P188" style:family="paragraph" style:parent-style-name="Standard">
      <style:text-properties fo:font-weight="normal" officeooo:rsid="00b487e2" officeooo:paragraph-rsid="00b487e2" style:font-weight-asian="normal" style:font-weight-complex="normal"/>
    </style:style>
    <style:style style:name="P189" style:family="paragraph" style:parent-style-name="Standard" style:list-style-name="L6">
      <style:text-properties fo:font-weight="bold" officeooo:rsid="003ede78" officeooo:paragraph-rsid="003ede78" style:font-weight-asian="bold" style:font-weight-complex="bold"/>
    </style:style>
    <style:style style:name="P190" style:family="paragraph" style:parent-style-name="Standard" style:list-style-name="L8">
      <style:text-properties fo:font-weight="bold" officeooo:rsid="006859de" officeooo:paragraph-rsid="006859de" style:font-weight-asian="bold" style:font-weight-complex="bold"/>
    </style:style>
    <style:style style:name="P191" style:family="paragraph" style:parent-style-name="Standard" style:list-style-name="L8">
      <style:text-properties fo:font-weight="bold" officeooo:rsid="006f609b" officeooo:paragraph-rsid="006f609b" style:font-weight-asian="bold" style:font-weight-complex="bold"/>
    </style:style>
    <style:style style:name="P192" style:family="paragraph" style:parent-style-name="Standard" style:list-style-name="L8">
      <style:text-properties officeooo:paragraph-rsid="0065154a"/>
    </style:style>
    <style:style style:name="P193" style:family="paragraph" style:parent-style-name="Standard" style:list-style-name="L9">
      <style:text-properties fo:font-size="12pt" fo:font-weight="normal" officeooo:rsid="0074ba71" officeooo:paragraph-rsid="0074ba71" style:font-size-asian="10.5pt" style:font-weight-asian="normal" style:font-size-complex="12pt" style:font-weight-complex="normal"/>
    </style:style>
    <style:style style:name="P194" style:family="paragraph" style:parent-style-name="Standard" style:list-style-name="L10">
      <style:text-properties fo:font-size="12pt" fo:font-weight="normal" officeooo:rsid="007bf9f7" officeooo:paragraph-rsid="007bf9f7" style:font-size-asian="10.5pt" style:font-weight-asian="normal" style:font-size-complex="12pt" style:font-weight-complex="normal"/>
    </style:style>
    <style:style style:name="P195" style:family="paragraph" style:parent-style-name="Standard" style:list-style-name="L13">
      <style:text-properties fo:font-size="12pt" fo:font-weight="normal" officeooo:rsid="0080d049" officeooo:paragraph-rsid="0080d049" style:font-size-asian="10.5pt" style:font-weight-asian="normal" style:font-size-complex="12pt" style:font-weight-complex="normal"/>
    </style:style>
    <style:style style:name="P196" style:family="paragraph" style:parent-style-name="Standard">
      <style:text-properties fo:font-size="12pt" fo:font-weight="normal" officeooo:rsid="00b54606" officeooo:paragraph-rsid="00b54606" style:font-size-asian="10.5pt" style:font-weight-asian="normal" style:font-size-complex="12pt" style:font-weight-complex="normal"/>
    </style:style>
    <style:style style:name="P197" style:family="paragraph" style:parent-style-name="Standard">
      <style:text-properties fo:font-size="12pt" fo:font-weight="normal" officeooo:rsid="00b55d8b" officeooo:paragraph-rsid="00b55d8b" style:font-size-asian="10.5pt" style:font-weight-asian="normal" style:font-size-complex="12pt" style:font-weight-complex="normal"/>
    </style:style>
    <style:style style:name="P198" style:family="paragraph" style:parent-style-name="Standard">
      <style:text-properties fo:font-size="12pt" fo:font-weight="normal" officeooo:rsid="00b59bd7" officeooo:paragraph-rsid="00b59bd7" style:font-size-asian="10.5pt" style:font-weight-asian="normal" style:font-size-complex="12pt" style:font-weight-complex="normal"/>
    </style:style>
    <style:style style:name="P199" style:family="paragraph" style:parent-style-name="Standard">
      <style:text-properties fo:font-size="12pt" fo:font-weight="normal" officeooo:rsid="00b7da5e" officeooo:paragraph-rsid="00b7da5e" style:font-size-asian="10.5pt" style:font-weight-asian="normal" style:font-size-complex="12pt" style:font-weight-complex="normal"/>
    </style:style>
    <style:style style:name="P200" style:family="paragraph" style:parent-style-name="Standard">
      <style:text-properties fo:font-size="12pt" fo:font-weight="normal" officeooo:rsid="00b9b5c7" officeooo:paragraph-rsid="00b9b5c7" style:font-size-asian="10.5pt" style:font-weight-asian="normal" style:font-size-complex="12pt" style:font-weight-complex="normal"/>
    </style:style>
    <style:style style:name="P201" style:family="paragraph" style:parent-style-name="Standard">
      <style:text-properties fo:font-size="12pt" fo:font-weight="normal" officeooo:rsid="00b9e29c" officeooo:paragraph-rsid="00b9e29c" style:font-size-asian="10.5pt" style:font-weight-asian="normal" style:font-size-complex="12pt" style:font-weight-complex="normal"/>
    </style:style>
    <style:style style:name="P202" style:family="paragraph" style:parent-style-name="Standard">
      <style:text-properties fo:font-size="12pt" fo:font-weight="normal" officeooo:rsid="00bb69b1" officeooo:paragraph-rsid="00bb69b1" style:font-size-asian="10.5pt" style:font-weight-asian="normal" style:font-size-complex="12pt" style:font-weight-complex="normal"/>
    </style:style>
    <style:style style:name="P203" style:family="paragraph" style:parent-style-name="Standard">
      <style:text-properties fo:font-size="12pt" fo:font-weight="normal" officeooo:rsid="00bbcded" officeooo:paragraph-rsid="00bbcded" style:font-size-asian="10.5pt" style:font-weight-asian="normal" style:font-size-complex="12pt" style:font-weight-complex="normal"/>
    </style:style>
    <style:style style:name="P204" style:family="paragraph" style:parent-style-name="Standard">
      <style:text-properties fo:font-size="12pt" fo:font-weight="normal" officeooo:rsid="00bdb9fd" officeooo:paragraph-rsid="00bdb9fd" style:font-size-asian="10.5pt" style:font-weight-asian="normal" style:font-size-complex="12pt" style:font-weight-complex="normal"/>
    </style:style>
    <style:style style:name="P205" style:family="paragraph" style:parent-style-name="Standard" style:list-style-name="L10">
      <style:text-properties fo:font-size="12pt" fo:font-weight="bold" officeooo:rsid="007bf9f7" officeooo:paragraph-rsid="007bf9f7" style:font-size-asian="10.5pt" style:font-weight-asian="bold" style:font-size-complex="12pt" style:font-weight-complex="bold"/>
    </style:style>
    <style:style style:name="P206" style:family="paragraph" style:parent-style-name="Standard" style:list-style-name="L10">
      <style:text-properties fo:font-size="12pt" fo:font-weight="bold" officeooo:rsid="007e0537" officeooo:paragraph-rsid="007e0537" style:font-size-asian="10.5pt" style:font-weight-asian="bold" style:font-size-complex="12pt" style:font-weight-complex="bold"/>
    </style:style>
    <style:style style:name="P207" style:family="paragraph" style:parent-style-name="Standard" style:list-style-name="L12">
      <style:text-properties fo:font-size="12pt" fo:font-weight="bold" officeooo:rsid="00801ae8" officeooo:paragraph-rsid="00801ae8" style:font-size-asian="10.5pt" style:font-weight-asian="bold" style:font-size-complex="12pt" style:font-weight-complex="bold"/>
    </style:style>
    <style:style style:name="P208" style:family="paragraph" style:parent-style-name="Standard" style:list-style-name="L19">
      <style:text-properties fo:font-size="12pt" fo:font-weight="bold" officeooo:rsid="00bb69b1" officeooo:paragraph-rsid="00bb69b1" style:font-size-asian="10.5pt" style:font-weight-asian="bold" style:font-size-complex="12pt" style:font-weight-complex="bold"/>
    </style:style>
    <style:style style:name="P209" style:family="paragraph" style:parent-style-name="Standard">
      <style:text-properties fo:font-size="12pt" fo:font-weight="bold" officeooo:rsid="00bb69b1" officeooo:paragraph-rsid="00bb69b1" style:font-size-asian="10.5pt" style:font-weight-asian="bold" style:font-size-complex="12pt" style:font-weight-complex="bold"/>
    </style:style>
    <style:style style:name="P210" style:family="paragraph" style:parent-style-name="Standard" style:list-style-name="L11">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211" style:family="paragraph" style:parent-style-name="Standard" style:list-style-name="L14">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font-style="normal" fo:font-weight="normal" officeooo:rsid="00b31132" officeooo:paragraph-rsid="00b31132" style:font-size-asian="10.5pt" style:font-style-asian="normal" style:font-weight-asian="normal" style:font-size-complex="12pt" style:font-style-complex="normal" style:font-weight-complex="normal"/>
    </style:style>
    <style:style style:name="P213" style:family="paragraph" style:parent-style-name="Standard" style:list-style-name="L18">
      <style:text-properties fo:font-size="12pt" fo:font-style="normal" fo:font-weight="normal" officeooo:rsid="00b31132" officeooo:paragraph-rsid="00b31132" style:font-size-asian="10.5pt" style:font-style-asian="normal" style:font-weight-asian="normal" style:font-size-complex="12pt" style:font-style-complex="normal" style:font-weight-complex="normal"/>
    </style:style>
    <style:style style:name="P214" style:family="paragraph" style:parent-style-name="Standard" style:list-style-name="L12">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215" style:family="paragraph" style:parent-style-name="Standard" style:list-style-name="L15">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216" style:family="paragraph" style:parent-style-name="Standard" style:list-style-name="L16">
      <style:text-properties fo:font-size="12pt" fo:font-style="normal" fo:font-weight="bold" officeooo:rsid="00906159" officeooo:paragraph-rsid="00906159" style:font-size-asian="10.5pt" style:font-style-asian="normal" style:font-weight-asian="bold" style:font-size-complex="12pt" style:font-style-complex="normal" style:font-weight-complex="bold"/>
    </style:style>
    <style:style style:name="P217" style:family="paragraph" style:parent-style-name="Standard" style:list-style-name="L16">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218" style:family="paragraph" style:parent-style-name="Standard" style:list-style-name="L17">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219" style:family="paragraph" style:parent-style-name="Standard">
      <style:text-properties fo:font-size="12pt" fo:font-style="italic" fo:font-weight="normal" officeooo:rsid="00bdb9fd" officeooo:paragraph-rsid="00bdb9fd" style:font-size-asian="10.5pt" style:font-style-asian="italic" style:font-weight-asian="normal" style:font-size-complex="12pt" style:font-style-complex="italic" style:font-weight-complex="normal"/>
    </style:style>
    <style:style style:name="P220" style:family="paragraph" style:parent-style-name="Standard">
      <style:text-properties fo:font-size="12pt" fo:font-style="italic" fo:font-weight="normal" officeooo:rsid="00be34d2" officeooo:paragraph-rsid="00be34d2" style:font-size-asian="10.5pt" style:font-style-asian="italic" style:font-weight-asian="normal" style:font-size-complex="12pt" style:font-style-complex="italic" style:font-weight-complex="normal"/>
    </style:style>
    <style:style style:name="P221" style:family="paragraph" style:parent-style-name="Standard">
      <style:text-properties fo:font-size="12pt" fo:font-style="italic" fo:font-weight="normal" officeooo:rsid="00bf3d36" officeooo:paragraph-rsid="00bf3d36" style:font-size-asian="10.5pt" style:font-style-asian="italic" style:font-weight-asian="normal" style:font-size-complex="12pt" style:font-style-complex="italic" style:font-weight-complex="normal"/>
    </style:style>
    <style:style style:name="P222" style:family="paragraph" style:parent-style-name="Standard" style:list-style-name="L20">
      <style:text-properties fo:font-size="12pt" fo:font-style="italic" fo:font-weight="normal" officeooo:rsid="00bf3d36" officeooo:paragraph-rsid="00bf3d36" style:font-size-asian="10.5pt" style:font-style-asian="italic" style:font-weight-asian="normal" style:font-size-complex="12pt" style:font-style-complex="italic" style:font-weight-complex="normal"/>
    </style:style>
    <style:style style:name="P223" style:family="paragraph" style:parent-style-name="Standard" style:list-style-name="L20">
      <style:text-properties fo:font-size="12pt" fo:font-style="italic" fo:font-weight="normal" officeooo:rsid="00c10ca3" officeooo:paragraph-rsid="00c10ca3" style:font-size-asian="10.5pt" style:font-style-asian="italic" style:font-weight-asian="normal" style:font-size-complex="12pt" style:font-style-complex="italic" style:font-weight-complex="normal"/>
    </style:style>
    <style:style style:name="P224" style:family="paragraph" style:parent-style-name="Standard">
      <style:text-properties fo:font-size="12pt" fo:font-style="italic" fo:font-weight="normal" officeooo:rsid="00c10ca3" officeooo:paragraph-rsid="00c10ca3" style:font-size-asian="10.5pt" style:font-style-asian="italic" style:font-weight-asian="normal" style:font-size-complex="12pt" style:font-style-complex="italic" style:font-weight-complex="normal"/>
    </style:style>
    <style:style style:name="P225" style:family="paragraph" style:parent-style-name="Standard">
      <style:text-properties fo:font-size="12pt" fo:font-style="italic" fo:font-weight="normal" officeooo:rsid="00c379e9" officeooo:paragraph-rsid="00c379e9" style:font-size-asian="10.5pt" style:font-style-asian="italic" style:font-weight-asian="normal" style:font-size-complex="12pt" style:font-style-complex="italic" style:font-weight-complex="normal"/>
    </style:style>
    <style:style style:name="P226" style:family="paragraph" style:parent-style-name="Standard">
      <style:text-properties fo:font-size="12pt" fo:font-style="italic" fo:font-weight="normal" officeooo:rsid="00c619c7" officeooo:paragraph-rsid="00c619c7" style:font-size-asian="10.5pt" style:font-style-asian="italic" style:font-weight-asian="normal" style:font-size-complex="12pt" style:font-style-complex="italic" style:font-weight-complex="normal"/>
    </style:style>
    <style:style style:name="P227" style:family="paragraph" style:parent-style-name="Standard">
      <style:text-properties fo:font-size="12pt" fo:font-style="italic" fo:font-weight="bold" officeooo:rsid="00be34d2" officeooo:paragraph-rsid="00be34d2" style:font-size-asian="10.5pt" style:font-style-asian="italic" style:font-weight-asian="bold" style:font-size-complex="12pt" style:font-style-complex="italic" style:font-weight-complex="bold"/>
    </style:style>
    <style:style style:name="P228" style:family="paragraph" style:parent-style-name="Standard">
      <style:text-properties fo:font-size="12pt" fo:font-style="italic" fo:font-weight="bold" officeooo:rsid="00be56d4" officeooo:paragraph-rsid="00be56d4" style:font-size-asian="10.5pt" style:font-style-asian="italic" style:font-weight-asian="bold" style:font-size-complex="12pt" style:font-style-complex="italic" style:font-weight-complex="bold"/>
    </style:style>
    <style:style style:name="P229" style:family="paragraph" style:parent-style-name="Standard">
      <style:text-properties fo:font-size="12pt" fo:font-style="italic" fo:font-weight="bold" officeooo:rsid="00bf3d36" officeooo:paragraph-rsid="00bf3d36" style:font-size-asian="10.5pt" style:font-style-asian="italic" style:font-weight-asian="bold" style:font-size-complex="12pt" style:font-style-complex="italic" style:font-weight-complex="bold"/>
    </style:style>
    <style:style style:name="P230" style:family="paragraph" style:parent-style-name="Standard">
      <style:text-properties fo:font-size="12pt" fo:font-style="italic" fo:font-weight="bold" officeooo:rsid="00c379e9" officeooo:paragraph-rsid="00c379e9" style:font-size-asian="10.5pt" style:font-style-asian="italic" style:font-weight-asian="bold" style:font-size-complex="12pt" style:font-style-complex="italic" style:font-weight-complex="bold"/>
    </style:style>
    <style:style style:name="P231" style:family="paragraph" style:parent-style-name="Standard">
      <style:text-properties fo:font-size="12pt" fo:font-style="italic" fo:font-weight="bold" officeooo:rsid="00c4ab5a" officeooo:paragraph-rsid="00c4ab5a" style:font-size-asian="10.5pt" style:font-style-asian="italic" style:font-weight-asian="bold" style:font-size-complex="12pt" style:font-style-complex="italic" style:font-weight-complex="bold"/>
    </style:style>
    <style:style style:name="P232" style:family="paragraph" style:parent-style-name="Standard">
      <style:text-properties fo:font-size="12pt" fo:font-style="italic" fo:font-weight="bold" officeooo:rsid="00c619c7" officeooo:paragraph-rsid="00c619c7" style:font-size-asian="10.5pt" style:font-style-asian="italic" style:font-weight-asian="bold" style:font-size-complex="12pt" style:font-style-complex="italic" style:font-weight-complex="bold"/>
    </style:style>
    <style:style style:name="P233" style:family="paragraph" style:parent-style-name="Standard">
      <style:text-properties fo:font-size="12pt" fo:font-style="italic" fo:font-weight="bold" officeooo:rsid="00c67ab9" officeooo:paragraph-rsid="00c67ab9" style:font-size-asian="10.5pt" style:font-style-asian="italic" style:font-weight-asian="bold" style:font-size-complex="12pt" style:font-style-complex="italic" style:font-weight-complex="bold"/>
    </style:style>
    <style:style style:name="P234" style:family="paragraph" style:parent-style-name="Standard">
      <style:text-properties fo:font-size="12pt" fo:font-style="italic" fo:font-weight="bold" officeooo:rsid="00c6e12b" officeooo:paragraph-rsid="00c6e12b" style:font-size-asian="10.5pt" style:font-style-asian="italic" style:font-weight-asian="bold" style:font-size-complex="12pt" style:font-style-complex="italic" style:font-weight-complex="bold"/>
    </style:style>
    <style:style style:name="P235" style:family="paragraph" style:parent-style-name="Standard" style:list-style-name="L21">
      <style:text-properties fo:font-size="12pt" fo:font-style="italic" fo:font-weight="bold" officeooo:rsid="00c6e12b" officeooo:paragraph-rsid="00c6e12b" style:font-size-asian="10.5pt" style:font-style-asian="italic" style:font-weight-asian="bold" style:font-size-complex="12pt" style:font-style-complex="italic" style:font-weight-complex="bold"/>
    </style:style>
    <style:style style:name="P236" style:family="paragraph" style:parent-style-name="Standard">
      <style:text-properties fo:font-size="12pt" fo:font-style="italic" fo:font-weight="bold" officeooo:rsid="00c78897" officeooo:paragraph-rsid="00c78897" style:font-size-asian="10.5pt" style:font-style-asian="italic" style:font-weight-asian="bold" style:font-size-complex="12pt" style:font-style-complex="italic" style:font-weight-complex="bold"/>
    </style:style>
    <style:style style:name="P237" style:family="paragraph" style:parent-style-name="Standard">
      <style:text-properties fo:font-size="12pt" fo:font-style="italic" fo:font-weight="bold" officeooo:rsid="00c8cd7b" officeooo:paragraph-rsid="00c8cd7b" style:font-size-asian="10.5pt" style:font-style-asian="italic" style:font-weight-asian="bold" style:font-size-complex="12pt" style:font-style-complex="italic" style:font-weight-complex="bold"/>
    </style:style>
    <style:style style:name="P238" style:family="paragraph" style:parent-style-name="Standard" style:list-style-name="L16">
      <style:text-properties officeooo:paragraph-rsid="00905075"/>
    </style:style>
    <style:style style:name="P239" style:family="paragraph" style:parent-style-name="Standard">
      <style:text-properties fo:font-size="16pt" fo:font-weight="bold" officeooo:rsid="00b54606" officeooo:paragraph-rsid="00b54606" style:font-size-asian="14pt" style:font-weight-asian="bold" style:font-size-complex="16pt" style:font-weight-complex="bold"/>
    </style:style>
    <style:style style:name="P240" style:family="paragraph" style:parent-style-name="Standard">
      <style:text-properties fo:font-size="16pt" fo:font-style="italic" fo:font-weight="bold" officeooo:rsid="00bf3d36" officeooo:paragraph-rsid="00bf3d36" style:font-size-asian="14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c619c7" officeooo:paragraph-rsid="00c619c7" style:font-size-asian="14pt" style:font-style-asian="italic" style:font-weight-asian="bold" style:font-size-complex="16pt" style:font-style-complex="italic" style:font-weight-complex="bold"/>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fo:font-weight="normal" officeooo:rsid="00756571" style:font-weight-asian="normal" style:font-weight-complex="normal"/>
    </style:style>
    <style:style style:name="T20" style:family="text">
      <style:text-properties fo:font-weight="normal" officeooo:rsid="00775af3" style:font-weight-asian="normal" style:font-weight-complex="normal"/>
    </style:style>
    <style:style style:name="T21" style:family="text">
      <style:text-properties fo:font-weight="normal" officeooo:rsid="007a5b75" style:font-weight-asian="normal" style:font-weight-complex="normal"/>
    </style:style>
    <style:style style:name="T22" style:family="text">
      <style:text-properties fo:font-weight="normal" officeooo:rsid="007bf9f7" style:font-weight-asian="normal" style:font-weight-complex="normal"/>
    </style:style>
    <style:style style:name="T23" style:family="text">
      <style:text-properties fo:font-weight="normal" officeooo:rsid="007c04d4" style:font-weight-asian="normal" style:font-weight-complex="normal"/>
    </style:style>
    <style:style style:name="T24" style:family="text">
      <style:text-properties fo:font-weight="normal" officeooo:rsid="007da2a9" style:font-weight-asian="normal" style:font-weight-complex="normal"/>
    </style:style>
    <style:style style:name="T25" style:family="text">
      <style:text-properties fo:font-weight="normal" officeooo:rsid="007e0537" style:font-weight-asian="normal" style:font-weight-complex="normal"/>
    </style:style>
    <style:style style:name="T26" style:family="text">
      <style:text-properties fo:font-weight="normal" officeooo:rsid="00812af2" style:font-weight-asian="normal" style:font-weight-complex="normal"/>
    </style:style>
    <style:style style:name="T27" style:family="text">
      <style:text-properties fo:font-weight="normal" officeooo:rsid="00863f77" style:font-weight-asian="normal" style:font-weight-complex="normal"/>
    </style:style>
    <style:style style:name="T28" style:family="text">
      <style:text-properties fo:font-weight="normal" officeooo:rsid="0080d049" style:font-weight-asian="normal" style:font-weight-complex="normal"/>
    </style:style>
    <style:style style:name="T29" style:family="text">
      <style:text-properties fo:font-weight="normal" officeooo:rsid="00881ffb" style:font-weight-asian="normal" style:font-weight-complex="normal"/>
    </style:style>
    <style:style style:name="T30" style:family="text">
      <style:text-properties fo:font-weight="normal" officeooo:rsid="008c2c88" style:font-weight-asian="normal" style:font-weight-complex="normal"/>
    </style:style>
    <style:style style:name="T31" style:family="text">
      <style:text-properties fo:font-weight="normal" officeooo:rsid="009cb4da" style:font-weight-asian="normal" style:font-weight-complex="normal"/>
    </style:style>
    <style:style style:name="T32" style:family="text">
      <style:text-properties officeooo:rsid="0021017f"/>
    </style:style>
    <style:style style:name="T33" style:family="text">
      <style:text-properties officeooo:rsid="002bf8b0"/>
    </style:style>
    <style:style style:name="T34" style:family="text">
      <style:text-properties officeooo:rsid="002fda8f"/>
    </style:style>
    <style:style style:name="T35" style:family="text">
      <style:text-properties officeooo:rsid="0031a42d"/>
    </style:style>
    <style:style style:name="T36" style:family="text">
      <style:text-properties officeooo:rsid="0033ded1"/>
    </style:style>
    <style:style style:name="T37" style:family="text">
      <style:text-properties officeooo:rsid="00354ca1"/>
    </style:style>
    <style:style style:name="T38" style:family="text">
      <style:text-properties officeooo:rsid="00373bce"/>
    </style:style>
    <style:style style:name="T39" style:family="text">
      <style:text-properties officeooo:rsid="0047712f"/>
    </style:style>
    <style:style style:name="T40" style:family="text">
      <style:text-properties officeooo:rsid="0047db4b"/>
    </style:style>
    <style:style style:name="T41" style:family="text">
      <style:text-properties officeooo:rsid="004a51a4"/>
    </style:style>
    <style:style style:name="T42" style:family="text">
      <style:text-properties officeooo:rsid="005a114f"/>
    </style:style>
    <style:style style:name="T43" style:family="text">
      <style:text-properties officeooo:rsid="005e0111"/>
    </style:style>
    <style:style style:name="T44" style:family="text">
      <style:text-properties officeooo:rsid="00616645"/>
    </style:style>
    <style:style style:name="T45" style:family="text">
      <style:text-properties officeooo:rsid="006229ac"/>
    </style:style>
    <style:style style:name="T46" style:family="text">
      <style:text-properties officeooo:rsid="00624410"/>
    </style:style>
    <style:style style:name="T47" style:family="text">
      <style:text-properties officeooo:rsid="0065154a"/>
    </style:style>
    <style:style style:name="T48" style:family="text">
      <style:text-properties fo:font-size="12pt" fo:font-weight="bold" officeooo:rsid="0063adbb" style:font-size-asian="10.5pt" style:font-weight-asian="bold" style:font-size-complex="12pt" style:font-weight-complex="bold"/>
    </style:style>
    <style:style style:name="T49" style:family="text">
      <style:text-properties fo:font-size="12pt" fo:font-weight="bold" officeooo:rsid="00664c8b" style:font-size-asian="10.5pt" style:font-weight-asian="bold" style:font-size-complex="12pt" style:font-weight-complex="bold"/>
    </style:style>
    <style:style style:name="T50" style:family="text">
      <style:text-properties fo:font-size="12pt" fo:font-weight="bold" officeooo:rsid="00666597" style:font-size-asian="10.5pt" style:font-weight-asian="bold" style:font-size-complex="12pt" style:font-weight-complex="bold"/>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63adbb" style:font-size-asian="10.5pt" style:font-weight-asian="normal" style:font-size-complex="12pt" style:font-weight-complex="normal"/>
    </style:style>
    <style:style style:name="T53" style:family="text">
      <style:text-properties fo:font-size="12pt" fo:font-weight="normal" officeooo:rsid="0065154a" style:font-size-asian="10.5pt" style:font-weight-asian="normal" style:font-size-complex="12pt" style:font-weight-complex="normal"/>
    </style:style>
    <style:style style:name="T54" style:family="text">
      <style:text-properties fo:font-size="12pt" fo:font-weight="normal" officeooo:rsid="00664c8b" style:font-size-asian="10.5pt" style:font-weight-asian="normal" style:font-size-complex="12pt" style:font-weight-complex="normal"/>
    </style:style>
    <style:style style:name="T55" style:family="text">
      <style:text-properties fo:font-size="12pt" fo:font-weight="normal" officeooo:rsid="00666597" style:font-size-asian="10.5pt" style:font-weight-asian="normal" style:font-size-complex="12pt" style:font-weight-complex="normal"/>
    </style:style>
    <style:style style:name="T56" style:family="text">
      <style:text-properties fo:font-size="12pt" fo:font-weight="normal" officeooo:rsid="00673495" style:font-size-asian="10.5pt" style:font-weight-asian="normal" style:font-size-complex="12pt" style:font-weight-complex="normal"/>
    </style:style>
    <style:style style:name="T57" style:family="text">
      <style:text-properties fo:font-size="12pt" fo:font-weight="normal" officeooo:rsid="006a45cd" style:font-size-asian="10.5pt" style:font-weight-asian="normal" style:font-size-complex="12pt" style:font-weight-complex="normal"/>
    </style:style>
    <style:style style:name="T58" style:family="text">
      <style:text-properties fo:font-size="12pt" fo:font-weight="normal" officeooo:rsid="006b36d0" style:font-size-asian="10.5pt" style:font-weight-asian="normal" style:font-size-complex="12pt" style:font-weight-complex="normal"/>
    </style:style>
    <style:style style:name="T59" style:family="text">
      <style:text-properties fo:font-size="12pt" fo:font-weight="normal" officeooo:rsid="006bfb3c" style:font-size-asian="10.5pt" style:font-weight-asian="normal" style:font-size-complex="12pt" style:font-weight-complex="normal"/>
    </style:style>
    <style:style style:name="T60" style:family="text">
      <style:text-properties fo:font-size="12pt" fo:font-weight="normal" officeooo:rsid="006ccddb" style:font-size-asian="10.5pt" style:font-weight-asian="normal" style:font-size-complex="12pt" style:font-weight-complex="normal"/>
    </style:style>
    <style:style style:name="T61" style:family="text">
      <style:text-properties fo:font-size="12pt" fo:font-weight="normal" officeooo:rsid="006e3df9" style:font-size-asian="10.5pt" style:font-weight-asian="normal" style:font-size-complex="12pt" style:font-weight-complex="normal"/>
    </style:style>
    <style:style style:name="T62" style:family="text">
      <style:text-properties fo:font-size="12pt" fo:font-weight="normal" officeooo:rsid="006fc82e" style:font-size-asian="10.5pt" style:font-weight-asian="normal" style:font-size-complex="12pt" style:font-weight-complex="normal"/>
    </style:style>
    <style:style style:name="T63" style:family="text">
      <style:text-properties fo:font-size="12pt" fo:font-weight="normal" officeooo:rsid="00729bd1" style:font-size-asian="10.5pt" style:font-weight-asian="normal" style:font-size-complex="12pt" style:font-weight-complex="normal"/>
    </style:style>
    <style:style style:name="T64" style:family="text">
      <style:text-properties fo:font-size="12pt" fo:font-weight="normal" officeooo:rsid="0072f208" style:font-size-asian="10.5pt" style:font-weight-asian="normal" style:font-size-complex="12pt" style:font-weight-complex="normal"/>
    </style:style>
    <style:style style:name="T65" style:family="text">
      <style:text-properties fo:font-size="12pt" style:font-size-asian="10.5pt" style:font-size-complex="12pt"/>
    </style:style>
    <style:style style:name="T66" style:family="text">
      <style:text-properties fo:font-size="12pt" officeooo:rsid="00673495" style:font-size-asian="10.5pt" style:font-size-complex="12pt"/>
    </style:style>
    <style:style style:name="T67" style:family="text">
      <style:text-properties fo:font-size="12pt" officeooo:rsid="006a45cd" style:font-size-asian="10.5pt" style:font-size-complex="12pt"/>
    </style:style>
    <style:style style:name="T68" style:family="text">
      <style:text-properties fo:font-size="12pt" officeooo:rsid="006bfb3c" style:font-size-asian="10.5pt" style:font-size-complex="12pt"/>
    </style:style>
    <style:style style:name="T69" style:family="text">
      <style:text-properties fo:font-size="12pt" fo:font-style="normal" fo:font-weight="bold" officeooo:rsid="00905075" style:font-size-asian="10.5pt" style:font-style-asian="normal" style:font-weight-asian="bold" style:font-size-complex="12pt" style:font-style-complex="normal" style:font-weight-complex="bold"/>
    </style:style>
    <style:style style:name="T70" style:family="text">
      <style:text-properties fo:font-size="12pt" fo:font-style="normal" fo:font-weight="bold" officeooo:rsid="00906159" style:font-size-asian="10.5pt" style:font-style-asian="normal" style:font-weight-asian="bold" style:font-size-complex="12pt" style:font-style-complex="normal" style:font-weight-complex="bold"/>
    </style:style>
    <style:style style:name="T71" style:family="text">
      <style:text-properties fo:font-size="12pt" fo:font-style="normal" fo:font-weight="bold" officeooo:rsid="0091d88e" style:font-size-asian="10.5pt" style:font-style-asian="normal" style:font-weight-asian="bold" style:font-size-complex="12pt" style:font-style-complex="normal" style:font-weight-complex="bold"/>
    </style:style>
    <style:style style:name="T7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905075"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906159"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afe8fe" style:font-size-asian="10.5pt" style:font-style-asian="normal" style:font-weight-asian="normal" style:font-size-complex="12pt" style:font-style-complex="normal" style:font-weight-complex="normal"/>
    </style:style>
    <style:style style:name="T76" style:family="text">
      <style:text-properties fo:font-size="12pt" fo:font-style="normal" style:font-size-asian="10.5pt" style:font-style-asian="normal" style:font-size-complex="12pt" style:font-style-complex="normal"/>
    </style:style>
    <style:style style:name="T77" style:family="text">
      <style:text-properties fo:font-size="12pt" fo:font-style="normal" officeooo:rsid="009148e2" style:font-size-asian="10.5pt" style:font-style-asian="normal" style:font-size-complex="12pt" style:font-style-complex="normal"/>
    </style:style>
    <style:style style:name="T78" style:family="text">
      <style:text-properties fo:font-size="12pt" fo:font-style="normal" officeooo:rsid="0091d88e" style:font-size-asian="10.5pt" style:font-style-asian="normal" style:font-size-complex="12pt" style:font-style-complex="normal"/>
    </style:style>
    <style:style style:name="T79" style:family="text">
      <style:text-properties fo:font-size="12pt" fo:font-style="italic" officeooo:rsid="0091d88e" style:font-size-asian="10.5pt" style:font-style-asian="italic" style:font-size-complex="12pt" style:font-style-complex="italic"/>
    </style:style>
    <style:style style:name="T80" style:family="text">
      <style:text-properties fo:font-size="12pt" fo:font-style="italic" fo:font-weight="bold" officeooo:rsid="0091d88e" style:font-size-asian="10.5pt" style:font-style-asian="italic" style:font-weight-asian="bold" style:font-size-complex="12pt" style:font-style-complex="italic" style:font-weight-complex="bold"/>
    </style:style>
    <style:style style:name="T81" style:family="text">
      <style:text-properties style:text-position="0% 100%" fo:font-size="12pt" fo:font-weight="normal" officeooo:rsid="00666597" style:font-size-asian="10.5pt" style:font-weight-asian="normal" style:font-size-complex="12pt" style:font-weight-complex="normal"/>
    </style:style>
    <style:style style:name="T82" style:family="text">
      <style:text-properties officeooo:rsid="007bf9f7"/>
    </style:style>
    <style:style style:name="T83" style:family="text">
      <style:text-properties officeooo:rsid="007e0537"/>
    </style:style>
    <style:style style:name="T84" style:family="text">
      <style:text-properties officeooo:rsid="007e2071"/>
    </style:style>
    <style:style style:name="T85" style:family="text">
      <style:text-properties fo:font-style="italic" style:font-style-asian="italic" style:font-style-complex="italic"/>
    </style:style>
    <style:style style:name="T86" style:family="text">
      <style:text-properties fo:font-style="italic" officeooo:rsid="00a252ea"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normal" style:font-style-asian="normal" style:font-style-complex="normal"/>
    </style:style>
    <style:style style:name="T90" style:family="text">
      <style:text-properties fo:font-style="normal" officeooo:rsid="00bf3d36" style:font-style-asian="normal" style:font-style-complex="normal"/>
    </style:style>
    <style:style style:name="T91" style:family="text">
      <style:text-properties fo:font-style="normal" officeooo:rsid="00c1a546" style:font-style-asian="normal" style:font-style-complex="normal"/>
    </style:style>
    <style:style style:name="T92" style:family="text">
      <style:text-properties fo:font-style="normal" officeooo:rsid="00c26b28" style:font-style-asian="normal" style:font-style-complex="normal"/>
    </style:style>
    <style:style style:name="T93" style:family="text">
      <style:text-properties fo:font-style="normal" officeooo:rsid="00c8cd7b"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994154" style:font-style-asian="normal" style:font-weight-asian="normal" style:font-style-complex="normal" style:font-weight-complex="normal"/>
    </style:style>
    <style:style style:name="T96" style:family="text">
      <style:text-properties fo:font-style="normal" fo:font-weight="normal" officeooo:rsid="009affa8" style:font-style-asian="normal" style:font-weight-asian="normal" style:font-style-complex="normal" style:font-weight-complex="normal"/>
    </style:style>
    <style:style style:name="T97" style:family="text">
      <style:text-properties fo:font-style="normal" fo:font-weight="normal" officeooo:rsid="00c564e6" style:font-style-asian="normal" style:font-weight-asian="normal" style:font-style-complex="normal" style:font-weight-complex="normal"/>
    </style:style>
    <style:style style:name="T98" style:family="text">
      <style:text-properties fo:font-style="normal" fo:font-weight="normal" officeooo:rsid="00c6e12b"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08487e0"/>
    </style:style>
    <style:style style:name="T101" style:family="text">
      <style:text-properties officeooo:rsid="0080d049"/>
    </style:style>
    <style:style style:name="T102" style:family="text">
      <style:text-properties officeooo:rsid="0089731a"/>
    </style:style>
    <style:style style:name="T103" style:family="text">
      <style:text-properties officeooo:rsid="009464c6"/>
    </style:style>
    <style:style style:name="T104" style:family="text">
      <style:text-properties officeooo:rsid="009affa8"/>
    </style:style>
    <style:style style:name="T105" style:family="text">
      <style:text-properties officeooo:rsid="009b52bc"/>
    </style:style>
    <style:style style:name="T106" style:family="text">
      <style:text-properties officeooo:rsid="00a09d11"/>
    </style:style>
    <style:style style:name="T107" style:family="text">
      <style:text-properties officeooo:rsid="00a252ea"/>
    </style:style>
    <style:style style:name="T108" style:family="text">
      <style:text-properties officeooo:rsid="00a641b3"/>
    </style:style>
    <style:style style:name="T109" style:family="text">
      <style:text-properties officeooo:rsid="00a7c49f"/>
    </style:style>
    <style:style style:name="T110" style:family="text">
      <style:text-properties officeooo:rsid="00a941b8"/>
    </style:style>
    <style:style style:name="T111" style:family="text">
      <style:text-properties officeooo:rsid="00ad8be1"/>
    </style:style>
    <style:style style:name="T112" style:family="text">
      <style:text-properties officeooo:rsid="00b66e65"/>
    </style:style>
    <style:style style:name="T113" style:family="text">
      <style:text-properties officeooo:rsid="00c1a5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7">Rilevanza in ambito medico trascurata fino a tempi recenti. <text:span text:style-name="T1">Negli ultimi 30 anni hanno acquisito importanza in seguito all’aumento di pazienti immunocompromessi dovuti all’epidemia di HIV e all’aumento dei trapianti.</text:span></text:p>
      <text:p text:style-name="P28">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8">Il punto cruciale del medico non è la terapia ma fare diagnosi.</text:p>
      <text:p text:style-name="P28">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8">I miceti in passatto causavano tuttalpiù infezioni cutanee e superficiali, con la comparsa delle categorie di pazienti immunocompromessi si è iniziato ad osservare anche infezioni sistemiche.</text:p>
      <text:p text:style-name="P28"/>
      <text:p text:style-name="P29">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9">Fleming nella ricerca sugli <text:span text:style-name="T2">S. aureus</text:span> osservò che sulle piastre contaminate da muffa rimaneva un alone attorno alla muffa nel quale non era cresciuto il batterio. Da lì isolò la penicillina.</text:p>
      <text:p text:style-name="P30">Il mughetto fu descritto da Ippocrate, il kerion da Celso.</text:p>
      <text:p text:style-name="P30"/>
      <text:p text:style-name="P30">I miceti sono organismi eucarioti, chemiosintetici, eterotrofi che si distinguono in due categorie:</text:p>
      <text:list text:style-name="L1">
        <text:list-item>
          <text:p text:style-name="P181">Lieviti (unicellulari).</text:p>
        </text:list-item>
        <text:list-item>
          <text:p text:style-name="P181">Ifomiceti (pluricellulari).</text:p>
        </text:list-item>
      </text:list>
      <text:p text:style-name="P30">Tutti si replicano per via asessuata, in alcuni è stata descritta anche la vita sessuata. Non è detto che non esista anche nelle specie in cui non è stata ancora osservata.</text:p>
      <text:p text:style-name="P30">Esistono più di 100000 specie di funghi, circa 100 rilevanti per le patologie nell’uomo.</text:p>
      <text:p text:style-name="P30"/>
      <text:p text:style-name="P30">Non si studiano qui le intossicazioni ma il parassitismo diretto o la introduzione di metaboliti tossici da parte di miceti unicellulari.</text:p>
      <text:p text:style-name="P31">Il lievito è una cellula ovalare molto più grnade di un batterio, eucariotica, che ha la caratteristica di replicarsi per gemmazione. </text:p>
      <text:p text:style-name="P31">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31">In due circostanze gli ifomiceti formano un setto completo:</text:p>
      <text:list text:style-name="L2">
        <text:list-item>
          <text:p text:style-name="P182">Quando una parte va in necrosi.</text:p>
        </text:list-item>
        <text:list-item>
          <text:p text:style-name="P182">Prima del ciclo di vita sessuato.</text:p>
        </text:list-item>
      </text:list>
      <text:p text:style-name="P31">Si osservano vari tipi di micelio:</text:p>
      <text:list text:style-name="L3">
        <text:list-item>
          <text:p text:style-name="P183">Il micelio vegetativo che assorbe nutrimenti.</text:p>
        </text:list-item>
        <text:list-item>
          <text:p text:style-name="P183">Il micesio aereo che partecipa al ciclo di vita asessuato e sessuato.</text:p>
        </text:list-item>
      </text:list>
      <text:p text:style-name="P31">Gli ifomiceti nei quali è stato osservato un ciclo sessuato assumono un nome di genere differente rispetto allo stesso fungo che ha ciclo di vita asessuato. (Molto simpatici i biologi).</text:p>
      <text:p text:style-name="P31">Zigomiceti: aspetto morfologico nel ciclo di vita sessuato o asessuato è identico. </text:p>
      <text:p text:style-name="P31"/>
      <text:p text:style-name="P31">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text:span><text:soft-page-break/><text:span text:style-name="T5">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32"/>
      <text:p text:style-name="P33">I lieviti si replicano per gemmazione, talvolta la gemma non si stacca dalla celula madre, nel complesso sembra quasi un’ifa ma i setti sono comunque completi (pseudoifa).</text:p>
      <text:p text:style-name="P33"/>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4">Generalmente i funghi dimorfi sono patogeni, C.albicans invece in condizioni normali è presente in equilibrio con la flora locale dei vari distretti corporei. Diventa patogeno quando forma il tubo germinativo.</text:p>
      <text:p text:style-name="P34"/>
      <text:p text:style-name="P34">Tipi di micosi:</text:p>
      <text:list text:style-name="L4">
        <text:list-item>
          <text:p text:style-name="P184">Superficiali</text:p>
        </text:list-item>
        <text:list-item>
          <text:p text:style-name="P184">Cutanee</text:p>
        </text:list-item>
        <text:list-item>
          <text:p text:style-name="P184">Subcutanee</text:p>
        </text:list-item>
        <text:list-item>
          <text:p text:style-name="P184">Profonde</text:p>
        </text:list-item>
      </text:list>
      <text:p text:style-name="P4"><text:span text:style-name="T32">Micosi superficiale</text:span><text:span text:style-name="T5">: </text:span><text:span text:style-name="T8">Interessano gli strati cornei della cute. Es. </text:span><text:span text:style-name="T5">Malassezia furfur, si nutre di acidi grassi a catena lunga, la zona di cute infetta non si pigmenta quindi 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5"/>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5"/>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185">Finestre chiuse.</text:p>
        </text:list-item>
        <text:list-item>
          <text:p text:style-name="P185">Filtri nel sistema di areazione.</text:p>
        </text:list-item>
        <text:list-item>
          <text:p text:style-name="P185">Muri in superficie lavabile.</text:p>
        </text:list-item>
        <text:list-item>
          <text:p text:style-name="P185">Isolamento con l’esterno (niente visite).</text:p>
        </text:list-item>
        <text:list-item>
          <text:p text:style-name="P185">Il personale medico si deve cambiarsi e lavarsi le mani.</text:p>
        </text:list-item>
        <text:list-item>
          <text:p text:style-name="P185">Filtro pulito con flusso d’aria laminare.</text:p>
        </text:list-item>
        <text:list-item>
          <text:p text:style-name="P185">Tampone al paziente prima che sia indotta l’immunosoppressione.</text:p>
        </text:list-item>
      </text:list>
      <text:p text:style-name="P63"><text:soft-page-break/>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40">Le lesioni da funghi sono tonde perché la colonia si sviluppa in modo centrifugo dal punto di inizio della colonia.</text:p>
      <text:p text:style-name="P40">Plot twist: i funghi disposti in cerchio nei boschi non sono un segno della presenza delle streghe.</text:p>
      <text:p text:style-name="P40"/>
      <text:p text:style-name="P40">Si usa il termine conidio per parlare del ciclo di vita asessuato, spora invece si riferisce al ciclo di vita sessuato. Negli zigomiceti si parla sempre di spore perché la morfologia non è distinguibile dal ciclo di vita sessuato a quello asessuato.</text:p>
      <text:p text:style-name="P41"/>
      <text:p text:style-name="P8">La membrana citoplasmatica dei miceti</text:p>
      <text:p text:style-name="P36">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6">Gli steroli interferiscono anche con le proteine di membrana, come la chitina sintetasi. </text:p>
      <text:p text:style-name="P36">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7">I polieni potrebbero interferire anche con le cellule dell’ospite (legandosi al colesterolo invece che all’ergosterolo) però ciò richiede dosaggi 250 volte superiore ai livelli terapeutici.</text:p>
      <text:p text:style-name="P37"/>
      <text:p text:style-name="P9">La parete</text:p>
      <text:p text:style-name="P38">Conferisce rigidità, è la struttura, normalmente più esterna, che conferisce la forma e consente la sopravvivenza in ambienti ad osmolarità diversa.</text:p>
      <text:p text:style-name="P38">In ambiente naturale non possono sopravvivere senza parete, in condizioni sperimentali sì, si chiamano sferoplasti per via della loro forma.</text:p>
      <text:p text:style-name="P38">Nella parete si distingue una parte rigida ed una parte plastica.</text:p>
      <text:p text:style-name="P38">La parte rigida può essere costituita da cellulosa, glucano, chitina.</text:p>
      <text:p text:style-name="P38">La parte plastica è costituita da glucano o mannano. <text:span text:style-name="T33">Il mannano forma complessi con le proteine (formando le mannanoproteine).</text:span></text:p>
      <text:p text:style-name="P38">Il glucano non è sempre presente in tutti i funghi ma è molto diffuso, tanto che la ricerca di beta-D-glucano si usa per sapere se il paziente presenta un’infezione fungina.</text:p>
      <text:p text:style-name="P38"/>
      <text:p text:style-name="P39">Le mannanoproteine hanno peso molecolare diverso tra i lieviti e gli ifomiceti, <text:span text:style-name="T34">anche nelle due forme della stessa specie</text:span> (ad esempio in C. albicans) ciò comporta proprietà adesive diverse.</text:p>
      <text:p text:style-name="P42">Ad esempio C. albicans in forma ifale esprime una proteina di legame per C3d <text:span text:style-name="T34">ed una</text:span> protein<text:span text:style-name="T34">a</text:span> iC3d, omologa alla proteina CR3 <text:span text:style-name="T34">che </text:span>può legare la porzione cristallizzabile dell’anticorpo, può quindi bloccare la risposta indotta da anticorpo. <text:span text:style-name="T35">La proteina CR3-simile si lega alla sequenza RGD (arginina, glicina, aspartato) presente in molte proteine di mammifero. Dato che la proteina iC3b è espressa solo nella forma ifale è necessaria la transizione per causare patologie.</text:span></text:p>
      <text:p text:style-name="P43">L’<text:span text:style-name="T2">adesività</text:span> è un fattore essenziale per instaurare un processo infettivo, elimina o riduce la capacità di eliminare il patogeno. <text:span text:style-name="T36">Quando C. albicans fa la transizione a forma ifale acquisisce la capacità di produrre una tossina, la </text:span><text:span text:style-name="T3">candidalisina</text:span><text:span text:style-name="T36">. La 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37">la </text:span><text:soft-page-break/><text:span text:style-name="T37">candidalisina ed Als3 attivano EGFR ed </text:span><text:span text:style-name="T38">impedisce la degradazione del complessso</text:span><text:span text:style-name="T37"> </text:span><text:span text:style-name="T38">EGFR-</text:span><text:span text:style-name="T37">EphA2,</text:span><text:span text:style-name="T36"> l’attivazione di EGFR induce una riposta di tipo infiammatorio.</text:span></text:p>
      <text:p text:style-name="P44">Altro fattore di virulenza di C. albicans è <text:span text:style-name="T2">Als3</text:span>, che consente al microorganismo di aderire ed invadere la cellula ospite. </text:p>
      <text:p text:style-name="P45">Per discriminare grossolanamente una infezione fungina da una batterica si usa la ricerca di beta-d-glucano, non è presente in tutti i funghi ma in tanti si, la sua assenza permette quindi di escludere la maggior parte delle infezioni fungine.</text:p>
      <text:p text:style-name="P46">Als3 induce la cellula ospite a fagocitare l’ifa, si forma quindi un vacuolo in cui si accumula candidalisina.</text:p>
      <text:p text:style-name="P47">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7">C.albicans è caratterizzata da idrofobicità della superficie, che aumenta durante la germinazione.</text:p>
      <text:p text:style-name="P47">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4">Si possono avere biofilm misti costituiti da più specie di microorganismi.</text:p>
      <text:p text:style-name="P54">Le cellule del biofilm sono immerse in una matrice costituita da proteine sintetizzate da loro e proteine dell’ospite.</text:p>
      <text:p text:style-name="P54">Le cellule del biofilm mostrano un fenotipo differente dalle stesse cellule in forma planctonica.</text:p>
      <text:p text:style-name="P55">In realtà il biofilm non è una lamina compatta ma “a fungo” quindi alcune parti si possono staccare ed invadere altre sedi.</text:p>
      <text:p text:style-name="P13">Enzimi:</text:p>
      <text:list text:style-name="L6">
        <text:list-item>
          <text:p text:style-name="P189">Fosfolipasi:<text:span text:style-name="T5"> idrolizzano i fosfolipidi di membrana dell’ospite.</text:span></text:p>
        </text:list-item>
        <text:list-item>
          <text:p text:style-name="P189">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9">[nota di servizio: C. auris è stata inserita nel programma di esame].</text:p>
      <text:p text:style-name="P56">È un microorganismo emergente, scoperta in Giappone, isolata dal condotto uditivo di un soggetto nel 2019, casi in corea, india kuwait, kenya, sudafrica, norvegia, regno unito, germania, italia, ecc…</text:p>
      <text:p text:style-name="P57">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8"><text:soft-page-break/>Disinfettanti a base di cloro e perossido di idrogeno hanno una buona efficacia.</text:p>
      <text:p text:style-name="P58">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8">(per convenzione i miceti che hanno entrambi i cicli riprod<text:span text:style-name="T39">uttivi si indicano con il nome del ciclo asessuato, però da ora in avanti si parla del ciclo sessuato. Non ci hai capito niente? Neanche noi).</text:span></text:p>
      <text:p text:style-name="P49">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40">I macrofagi sono quindi la riserva di infezione in attesa che le condizioni diventino favorevoli all’infezione sistemica (immunodepressione).</text:span></text:p>
      <text:p text:style-name="P50">Il criptococco ha un particolare tropismo per il sistema nervoso centrale, induce quindi meningoencefalite, letale nella maggior parte dei casi.</text:p>
      <text:p text:style-name="P50"/>
      <text:p text:style-name="P51">Essendo capsulato per avere la fagocitosi servirebbero anticorpi anti-capsula ma essi non esistono, quindi per fagocitare servono fattori complementari. Nel sistema nervoso centrale ci sono meno fattori complementari, <text:span text:style-name="T41">inoltre probabilmente la presenza di creatinina ed asparagina sono fattori di crescita.</text:span></text:p>
      <text:p text:style-name="P51"/>
      <text:p text:style-name="P51">In presenza di composti fenolici cryptococcus produce pigmenti (che rappresentano anche fattori di virulenza) <text:s/>tramite un enzima di membrana, nel tessuto nervoso trova substrati fenolici rappresentati dalle catecolamine.</text:p>
      <text:p text:style-name="P51"/>
      <text:p text:style-name="P51">Si distinguono 5 fenotipi:</text:p>
      <text:p text:style-name="P51">A: grubii</text:p>
      <text:p text:style-name="P51">B e C: gattii</text:p>
      <text:p text:style-name="P51">D: neoformans</text:p>
      <text:p text:style-name="P51">AD: lieviti derivati dalla fusione dei ceppi A e D</text:p>
      <text:p text:style-name="P51"/>
      <text:p text:style-name="P51">Il principale fattore di rischio è la linfocitopenia CD4+ (es. AIDS). È molto diffusa in africa per la diffusione dell’HIV e per la mancanza di cure che invece sono disponibili in occidente.</text:p>
      <text:p text:style-name="P52">Vettori di infezione sono <text:span text:style-name="T41">ad esempio le feci di piccione, si può avere infezione anche tramite cibi non lavati.</text:span></text:p>
      <text:p text:style-name="P52"/>
      <text:p text:style-name="P53">Ci può essere una fase in cui l’infezione è cutanea, si può quindi fare una diagnosi precoce ed iniziare una terapia prima che l’infezione raggiunga il sistema nervoso centrale.</text:p>
      <text:p text:style-name="P53"/>
      <text:p text:style-name="P53">La riserva sono i macrofagi polmonari all’interno dei quali non può essere raggiunto da farmaci e cellule dell’immunità, viene rilasciato tramite esocitosi o lisi.</text:p>
      <text:p text:style-name="P53"/>
      <text:p text:style-name="P60">Il lievito produce melanina che lo protegge dai raggi UV.</text:p>
      <text:p text:style-name="P60">In ambiente arido la capsula essica e collassa proteggendo il lievito dalla disidratazione e riducendone le dimensioni in modo da rendere possibile l’infezione tramite inalazione.</text:p>
      <text:p text:style-name="P60"/>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oft-page-break/><text:span text:style-name="T5"/></text:p>
      <text:p text:style-name="P64">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4">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5">Sono in studio vaccini in cui si prova a stimolare risposta immunitaria contro componenti capsulari coniugando questi ultimi con componenti proteiche. </text:p>
      <text:p text:style-name="P67">È un microorganismo non esigente, cresce bene in un ampio range di condizioni, lega molto bene il ferro (importante fattore di crescita ma nell’ospite è legato a proteine).</text:p>
      <text:p text:style-name="P53"/>
      <text:p text:style-name="P20">Aspergillus</text:p>
      <text:p text:style-name="P61">Microorganismo ubuquitario, presente in suolo, vegetazione, detriti organici, polvere delle costruzioni, medicaizioni aperte, borse da dialisi rotte, sistemi di ventilazione.</text:p>
      <text:p text:style-name="P61">Le patologie causate possono essere dovute a:</text:p>
      <text:list text:style-name="L7">
        <text:list-item>
          <text:p text:style-name="P186">Intossicazione (aflatossina prodotta dal lievito).</text:p>
        </text:list-item>
        <text:list-item>
          <text:p text:style-name="P186">Allergia.</text:p>
        </text:list-item>
        <text:list-item>
          <text:p text:style-name="P186">Aspergillosi disseminata.</text:p>
        </text:list-item>
      </text:list>
      <text:p text:style-name="P21">Asma estrinseca.</text:p>
      <text:p text:style-name="P61"><text:span text:style-name="T2">Alveolite allergica estrinseca</text:span>: es. fenomeno di Arthus: formazione di complessi solubili, induce danno tissutale che può portare a fibrosi polmonare irreversibile.</text:p>
      <text:p text:style-name="P61"><text:span text:style-name="T2">Aspergillosi broncopolmonare allergica</text:span>: fibrosi polmonare irreversibile, IgG, IgE.</text:p>
      <text:p text:style-name="P61"><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61"/>
      <text:p text:style-name="P61">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61"/>
      <text:p text:style-name="P61">La presenza dell’aspergillus può significare che il paziente è colonizzato, è infetto oppure il tampone è stato contaminato. La distinzione tra paziente colonizzato e paziente infetto si fa in base alla condizione clinica del paziente.</text:p>
      <text:p text:style-name="P61"/>
      <text:p text:style-name="P62">Il tempo di incubazione varia in base al tipo di microorganismo, gli ifomiceti sono molto più lenti dei lieviti, in alcuni casi per i dermatofiti sono necessari anche 15-21 giorni.</text:p>
      <text:p text:style-name="P62"/>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6">Hanno necessità di nutrirsi di cheratina, possono quindi colonizzare tutto ciò che contiene cheratina (cute, capelli, unghie, ecc…). Rompono i ponti disolfuro tra le molecole di cheratina.</text:p>
      <text:p text:style-name="P66">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oft-page-break/><text:span text:style-name="T5"/></text:p>
      <text:p text:style-name="P68">Diagnosi Microbiologica</text:p>
      <text:p text:style-name="P70">ha lo scopo di identificare l’agente eziologico che sostiene la malattia infettiva.</text:p>
      <text:p text:style-name="P70">Si può realizzare tramite strumenti di diagnosi diretta oppure indiretta.</text:p>
      <text:p text:style-name="P70">Diagnosi diretta: Isolamento dell’agente patogeno in coltura.</text:p>
      <text:p text:style-name="P70">Diagnosi indiretta: identificazione della risposta immunitaria dell’ospite</text:p>
      <text:p text:style-name="P71">Cosa si intende per germi comuni? Germi la cui coltura si realizza sui comuni terreni di coltura (elencati nel corso di batteriologia).</text:p>
      <text:p text:style-name="P71"><text:span text:style-name="T4">A</text:span><text:span text:style-name="T2">gar-sabaurot</text:span> specifico per i lieviti <text:span text:style-name="T42">perché contiene antibiotici che inibiscono i batteri.</text:span></text:p>
      <text:p text:style-name="P71">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72"><text:span text:style-name="T2">Agar sale-mannite</text:span>: Selettivo per gli stafilococchi, ala concentrazione di sale, è discriminativo grazie alla presenza del mannitolo, permettendo di identificare S. aureus.</text:p>
      <text:p text:style-name="P72"/>
      <text:p text:style-name="P72">La ricerca di germi comuni comprende anche i lieviti, per la ricerca di ifomiceti servono tecniche specifiche, anche a causa della loro lenta crescita.</text:p>
      <text:p text:style-name="P73">A seconda del quadro clinico si sceglie la tipologia di campione da inviare in laboratorio.</text:p>
      <text:p text:style-name="P73">L’identificazione si fa in colutra pura, ad esempio una subcoltura prendendo una singola colonia.</text:p>
      <text:p text:style-name="P73"/>
      <text:p text:style-name="P89">Diluizione limite:</text:p>
      <text:p text:style-name="P73">Prima dei terreni solidi per isolare una coltura pura si faceva una diluizione progressiva fino a che solo una parte delle provette si intorbidiva, non si aveva la certezza che l’intorbidimento fosse dovuto ad una singola specie.</text:p>
      <text:p text:style-name="P73"/>
      <text:p text:style-name="P74">Una colonia è (teoricamente, in realtà esistono le mutazioni) prodotta da una singola cellula che ha proliferato generando <text:span text:style-name="T43">un insieme macroscopicamente visibile di </text:span>cellule u<text:span text:style-name="T43">guali</text:span> a se stessa.</text:p>
      <text:p text:style-name="P75">La forma del rilievo formato dalla colonia dipende dalla specie microbica. Es. la colonia vecchia di S. pneumoniae assume aspetto ombelicato. </text:p>
      <text:p text:style-name="P75">Il margine è un altra caratteristica distintiva.</text:p>
      <text:p text:style-name="P75"/>
      <text:p text:style-name="P75">Nel terreno liquido si inclina la provetta per liberare una parte di vetro prima coperto dal terreno, poi si depositano i microorganismi e si riporta la provetta in verticale sommergendo i microorganismi.</text:p>
      <text:p text:style-name="P75">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5"/>
      <text:p text:style-name="P75"><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5"><text:span text:style-name="T2">Alfa-emolitici:</text:span> fanno virare il terreno dal rosso al verde a causa della produzione di biliverdina (viridanti).</text:p>
      <text:p text:style-name="P75"><text:span text:style-name="T2">Beta-emolitici</text:span>: emolisi completa.</text:p>
      <text:p text:style-name="P75"><text:span text:style-name="T2">Gamma-emolitici</text:span>: attorno alla colonia non è osservabile un alone di emolisi.</text:p>
      <text:p text:style-name="P75">Ad esempio per identificare S. pyogenes (colonie piccolissime, beta-emolitico) si osserva la piastra in controluce alla ricerca dell’alone di emolisi.</text:p>
      <text:p text:style-name="P75"/>
      <text:p text:style-name="P90"><text:soft-page-break/>Agar sale-mannite: <text:span text:style-name="T5">Permette di selezionare organismi alofili (grazie al sale) e di discriminare quelli che acidificano il terreno.</text:span></text:p>
      <text:p text:style-name="P90"><text:span text:style-name="T5"/></text:p>
      <text:p text:style-name="P90">Agar McConkey:<text:span text:style-name="T5"> Contiene sali biliari che impediscono la crescita dei Gram- e lattosio che permette di discriminare gli organismi lattosio-fermentanti.</text:span></text:p>
      <text:p text:style-name="P90"><text:span text:style-name="T5"/></text:p>
      <text:p text:style-name="P91">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91"><text:span text:style-name="T5"/></text:p>
      <text:p text:style-name="P91"><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77">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77">Alcuni microorganismi necessitano di ioni particolari (fosfato, potassio, magnesio, rame, ecc…).</text:p>
      <text:p text:style-name="P91">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91"><text:span text:style-name="T5"/></text:p>
      <text:p text:style-name="P92">S. pyogenes <text:span text:style-name="T5">esprime due emolisine: una ossigeno-stabile ed una ossigeno-labile deve quindi essere coltivato sia in condizioni normali che in atmosfera microaerofila per osservare l’azione di entrambe.</text:span></text:p>
      <text:p text:style-name="P92"><text:span text:style-name="T5"/></text:p>
      <text:p text:style-name="P69">Test Primari</text:p>
      <text:p text:style-name="P76">Permettono di distinguere le specie batteriche anche in base alle proprietà tintoriali.</text:p>
      <text:p text:style-name="P76">Es. colorazione di Gram, acido-resistenza, forma, spore, mobilità <text:span text:style-name="T45">(semina per infissione in terreno semisolido a bassa concentrazione di agar, si osserva se il germe è cresciuto solo nel sito di infissione oppure si è diffuso)</text:span>, crescita in aria <text:span text:style-name="T45">(permette di determinare se il microogranismo è aerobio oppure anaerobio facoltativo o obbligato)</text:span>, catalasi <text:span text:style-name="T44">(si deposita sopra la colonia una goccia di perossido di idrogeno, se il microorganismo contiene catalasi si osserva la formazione di bolle. </text:span><text:span text:style-name="T45">I germi che non presentano catalasi sono uccisi velocemente dal perossido di idrogeno prodotto da loro stessi a meno che non sia presente catalasi nel terreno, esempio sangue o cioccolato</text:span><text:span text:style-name="T44">) </text:span>, ossidasi, glucosio, test O/F <text:span text:style-name="T45">(ossidazione/fermentazione, test metabolico complesso e ormai superato)</text:span>.</text:p>
      <text:p text:style-name="P76"/>
      <text:p text:style-name="P78">Dopo aver seminato il campione sui terreni comuni si incuba per 48, con osservazione intermedia a 24 ore. Per procedere all’identificazione delle colonie eventualmente presenti si eseguono i test primari.</text:p>
      <text:p text:style-name="P78"/>
      <text:p text:style-name="P78">Prima si usavano le “tabelle di diagnosi”. Adesso sono usate le “gallerie” in cui si inserisce la sospensione microbica a concentrazione specificata dalla casa produttrice (la concentrazione della sospensione si misura al densitometro <text:span text:style-name="T47">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46">Occasionalmente si riscontrano </text:span><text:soft-page-break/><text:span text:style-name="T46">identificazione incerte tra più specie, molto spesso in questi casi il problema è che la sospensione iniziale non deriva da una coltura pura.</text:span></text:p>
      <text:p text:style-name="P79">Un setup simile si usa per l’antibiogramma con pozzetti contenenti antibiotici diversi.</text:p>
      <text:p text:style-name="P167">Antibiogramma</text:p>
      <text:p text:style-name="P80">Valutazione della suscettibilità microbica verso un certo numero di composti (farmaci) ad azione antimicrobica.</text:p>
      <text:p text:style-name="P80"><text:span text:style-name="T2">MIC</text:span>: Concentrazione minima inibente.</text:p>
      <text:p text:style-name="P80"><text:span text:style-name="T2">MBC</text:span>: Concentrazione minima battericida. Riduce di almeno 3 unità logaritmiche la concentrazione batterica rispetto all’inoculo iniziale.</text:p>
      <text:p text:style-name="P80"/>
      <text:p text:style-name="P93">Metodi in terreno solido:</text:p>
      <text:list text:style-name="L8">
        <text:list-item>
          <text:p text:style-name="P192"><text:span text:style-name="T48">Kirby-Bauer: </text:span><text:span text:style-name="T52">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52">)(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56">e si incuba per 18 ore</text:span><text:span text:style-name="T52">. Il composto antibiotico si sparge in modo centrifugo. A partire da una certa distanza fino al dischetto non si ha crescita batterica </text:span><text:span text:style-name="T55">(</text:span><text:span text:style-name="T50">alone di inibizione della crescita</text:span><text:span text:style-name="T81">)</text:span><text:span text:style-name="T52">, nell’anello esterno si osserva crescita </text:span><text:span text:style-name="T55">confluente in cui le colonie seminate in modo uniforme coprono il terreno</text:span><text:span text:style-name="T52">. </text:span><text:span text:style-name="T53">Viene valutata l’efficacia del composto in base al diametro dell’alone di inibizione di crescita. Si confrontano questi valori con quelli standard per determinare se il microorganismo è suscettibile o meno. </text:span><text:span text:style-name="T54">Si determina la </text:span><text:span text:style-name="T49">MIC approssimata</text:span><text:span text:style-name="T54">.<text:line-break/></text:span><text:span text:style-name="T56">Anche in questo caso non sono attendibili i dati ottenuti da una coltura mista.</text:span></text:p>
        </text:list-item>
        <text:list-item>
          <text:p text:style-name="P190"><text:span text:style-name="T66">T</text:span><text:span text:style-name="T65">ecnica delle diluizioni scalari:</text:span><text:span text:style-name="T51"> Stesso terreno (Mu</text:span><text:span text:style-name="T57">e</text:span><text:span text:style-name="T51">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57">(di nuovo per 18 ore)</text:span><text:span text:style-name="T51">, si valuta la crescita tramite la densità ottica. La concentrazione inibente è l’ultima provetta in cui non si osserva crescita </text:span><text:span text:style-name="T57">ovvero </text:span><text:span text:style-name="T67">la più bassa concentrazione di antibiotico capace di sopprimere la crescita batterica</text:span><text:span text:style-name="T51">.<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57">Si determina la </text:span><text:span text:style-name="T67">MBC</text:span><text:span text:style-name="T57"> misurando </text:span><text:span text:style-name="T67">la minima concentrazione di antibiotico che impedisce la formazione di colonie</text:span><text:span text:style-name="T57">. </text:span><text:span text:style-name="T58">Correntemente questo test si fa in maniera automatizzata, </text:span><text:span text:style-name="T60">le piastre usate in questo caso </text:span><text:span text:style-name="T61">(dette piastre di microtitolazione)</text:span><text:span text:style-name="T60"> hanno già l’antibiotico liofilizzato sul fondo dei pozzetti (è importante non toccare il fondo quando si aggiunge l’acqua!)</text:span><text:span text:style-name="T58">.<text:line-break/></text:span><text:span text:style-name="T59">Permette di identificare condizioni di tolleranza, che si dichiara presente 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191"><text:span text:style-name="T68">E-</text:span><text:span text:style-name="T65">Test:</text:span><text:span text:style-name="T51">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62">Su piastre grandi si possono usare più strisce contemporaneamente disponendole “a raggiera” </text:span><text:span text:style-name="T63">oppure “testa-coda” (tecnicamene antiparallelo) </text:span><text:span text:style-name="T62">in modo da distanziare il più possibile le teste, che sono a concentrazione più elevata quindi generano un alone più ampio.</text:span></text:p>
        </text:list-item>
      </text:list>
      <text:p text:style-name="P24"><text:span text:style-name="T62"/></text:p>
      <text:p text:style-name="P25"><text:span text:style-name="T62">I</text:span><text:span text:style-name="T51">l valore di MIC da solo non è sufficiente a scegliere l’antibiotico, indica solo la sensibilità in vitro. Spesso la decisione tra antibiotici per cui il microorganismo è sensibile si effettua in base al costo. </text:span><text:soft-page-break/><text:span text:style-name="T64">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text:p text:style-name="P168">Speciale</text:p>
      <text:p text:style-name="P169">Cocchi</text:p>
      <text:p text:style-name="P81">Colorazione Gram.</text:p>
      <text:p text:style-name="P81">Conformazione (streptococchi o stafilococchi). Gli streptococchi sono catalasi negativi, gli stafilococchi sono catalasi positivi.</text:p>
      <text:p text:style-name="P94">Stafiloccochi: <text:span text:style-name="T5">si fa il test della coagulazione, S. auerus è coagulasi positivo, tutti gli altri sono catalasi negativi (chiamati in gruppo stafilococchi catalasi-negativi). Attenzione: il principale stafiloccocco patogeno è S. aureus, ma anche alcuni catalasi-negativi sono patogeni. </text:span></text:p>
      <text:p text:style-name="P81">Gli stafilococchi si coltivano in agar sale-mannite perché sono alofili. Il mannitolo è fermentato da aureus che produce acidificazione e viraggio dell’indicatore presente nel terreno.</text:p>
      <text:p text:style-name="P81">Stafilococchi:</text:p>
      <text:list text:style-name="L9">
        <text:list-item>
          <text:p text:style-name="P193">Gram+.</text:p>
        </text:list-item>
        <text:list-item>
          <text:p text:style-name="P193">Immobili.</text:p>
        </text:list-item>
        <text:list-item>
          <text:p text:style-name="P193">Asporigeni.</text:p>
        </text:list-item>
        <text:list-item>
          <text:p text:style-name="P193">Anaerobi facoltativi.</text:p>
        </text:list-item>
        <text:list-item>
          <text:p text:style-name="P193">Catalasi-positivi.</text:p>
        </text:list-item>
        <text:list-item>
          <text:p text:style-name="P193">Fermentano glucosio.</text:p>
        </text:list-item>
        <text:list-item>
          <text:p text:style-name="P193">Alofili.</text:p>
        </text:list-item>
        <text:list-item>
          <text:p text:style-name="P193">Aureus generalmente è emolitico su agar-sangue.</text:p>
        </text:list-item>
      </text:list>
      <text:p text:style-name="P81">Talvolta aureus da luogo alla produzione di pigmenti carotenoidi che colorano la colonia di giallo-oro.</text:p>
      <text:p text:style-name="P81">Un tempo si classificavano in 3 specie in base al colore.</text:p>
      <text:p text:style-name="P94"><text:span text:style-name="T5">Possono essere dotati di capsula (generalmente non lo sono) </text:span><text:span text:style-name="T19">che li rendono capaci di produrre biofilm</text:span><text:span text:style-name="T5">.</text:span></text:p>
      <text:p text:style-name="P82">Si conoscono circa 40 specie, di cui 14-18 si trovano spesso nell’uomo.</text:p>
      <text:p text:style-name="P82">Le specie si dividono in due gruppi in base alla coagulasi (aureus è coagulasi+).</text:p>
      <text:p text:style-name="P82">Di solito la coagulasi+ indica aureus ma va confermato perché anche altre specie possono esprimere coagulasi.</text:p>
      <text:p text:style-name="P95"><text:span text:style-name="T5">Questi microorganismi (anche aureus) sono normalmente presenti sulla cute, </text:span><text:span text:style-name="T20">un tampone cutaneo positivo a S. aureus può essere flora microbica normale, viene comunque riportato nel referto, a differenza di altri microorganismi normalmente presenti sulla cute (come epidermidis) che danno virulenza più raramente.</text:span></text:p>
      <text:p text:style-name="P83">Spesso aureus si trova anche nel vestibolo nasale anteriore.</text:p>
      <text:p text:style-name="P83">La tipica lesione da S. aureus sono infezioni suppurative (ascessi, foruncoli). Può produrre infezioni suppurative in qualsiasi altra sede, è anche in grado di produrre esotossine che possono indurre quadri patologici. Può in teoria dare shock settico (anche se non è un Gram-) a causa della produzione di tossine come acido lipoteicoico ma i dosaggi richiesti sono altissimi. L’acido lipoteicoico possono complessarsi con frammenti di peptidoglicano che facilita enormemente lo shock settico.</text:p>
      <text:p text:style-name="P83">Può dare anche shock tossico (da esotossine). La via finale è comune, cambia solo la causa.</text:p>
      <text:p text:style-name="P96"><text:span text:style-name="T5"/></text:p>
      <text:p text:style-name="P97">Staphylococcus aureus: caratteristiche strutturali</text:p>
      <text:p text:style-name="P97"><text:span text:style-name="T5">Può presentare </text:span>capsula <text:span text:style-name="T82">o microcapsula</text:span> <text:span text:style-name="T5">che rappresenta un importante fattore di virulenza impedendo l’opsonizzazione. Tra le catene di peptidoglicano i legami tra tetrapeptidi non sono diretti ma sono mediati da una pentaciclina o una esaciclina. </text:span></text:p>
      <text:p text:style-name="P84">Altri fattori di virulenza:</text:p>
      <text:p text:style-name="P97"><text:span text:style-name="T5">Il </text:span>polisaccaride A<text:span text:style-name="T5"> (acido teicoico) si lega alla fibronectina.</text:span></text:p>
      <text:p text:style-name="P97"><text:span text:style-name="T5">La </text:span>proteina A<text:span text:style-name="T5"> è capace di legare il frammento cristallizzabile de</text:span><text:span text:style-name="T21">gli </text:span><text:span text:style-name="T5">anticorp</text:span><text:span text:style-name="T21">i </text:span><text:span text:style-name="T22">(impedendo ulteriormente l’opsonizzazione)</text:span><text:span text:style-name="T5">.</text:span></text:p>
      <text:p text:style-name="P97">Coagulasi<text:span text:style-name="T5">: converte fibrinogeno in fibrina aggregando i batteri in un granulo </text:span><text:span text:style-name="T21">all’interno del quale non è vulnerabile a farmaci o cellule immunitarie</text:span><text:span text:style-name="T5">.</text:span></text:p>
      <text:p text:style-name="P85">Altre proteine che fungono da recettori per componenti della matrice.</text:p>
      <text:p text:style-name="P98"><text:soft-page-break/>Coagulasi libera<text:span text:style-name="T5">: simile alla trombina, induce la formazione di coaguli nel plasma.</text:span></text:p>
      <text:p text:style-name="P98">Stafilochinasi<text:span text:style-name="T5">: attiva la plasmina e degrada il coagulo per uscirne.</text:span></text:p>
      <text:p text:style-name="P98">Ialuronidasi<text:span text:style-name="T5">: depolimerizza l’acido ialuronico del connettivo, facilità l’invasione.</text:span></text:p>
      <text:p text:style-name="P98">Lipasi<text:span text:style-name="T5">: Neutralizza l’attività antibatterica del siero, facilita la colonizzazione della pelle.</text:span></text:p>
      <text:p text:style-name="P98">Nucleasi:<text:span text:style-name="T5"> significato ignoto.</text:span></text:p>
      <text:p text:style-name="P98"><text:span text:style-name="T5"/></text:p>
      <text:p text:style-name="P98"><text:span text:style-name="T5">Produce 4 tipi di </text:span>esotossine <text:span text:style-name="T5">(alcuni ceppi):</text:span></text:p>
      <text:list text:style-name="L10">
        <text:list-item>
          <text:p text:style-name="P205">Tossince citolitiche<text:span text:style-name="T5">. </text:span></text:p>
          <text:list>
            <text:list-item>
              <text:p text:style-name="P194">Alfa: responsabile dell’emolisi. È letale e dermonecrotica negli animali da esperimento, citolitica verso vari citotipi, tra cui i leucociti.</text:p>
            </text:list-item>
            <text:list-item>
              <text:p text:style-name="P194">Beta: sfingomielinasi, agisce su numerosi citotipi.</text:p>
            </text:list-item>
            <text:list-item>
              <text:p text:style-name="P194">Delta: emolisina, agisce su eritrociti, macrofagi, linfociti, PMN.</text:p>
            </text:list-item>
            <text:list-item>
              <text:p text:style-name="P194">Gamma: emolisina, composta da due parti che agiscono sinergicamente.</text:p>
            </text:list-item>
            <text:list-item>
              <text:p text:style-name="P194">Leucocitina di Panton-Valentine: due componenti, induce la formazione di pori sui leucociti: leucotossica, antifagocitaria, necrotizzante. In bassa concentrazione induce apoptosi. In alte concentrazioni necrosi, per rilascio di ROS o del contenuto dei polimorfonucleati (PMN).</text:p>
            </text:list-item>
          </text:list>
        </text:list-item>
        <text:list-item>
          <text:p text:style-name="P205">Enterotossine: <text:span text:style-name="T23">inducono vomito incoercibile (non si risolve mediante farmaci). Il recettore sta sul centro emetico: ecco perché è incoercibile. Se ne riconoscono 8 tipi antigenici </text:span><text:span text:style-name="T24">(la più associata a manifestazione clinica è la A)</text:span><text:span text:style-name="T23">. È termostabile e insensibile all’acido gastrico. </text:span><text:span text:style-name="T25">Possono agire da superantigeni che inducono massiccia produzione di TNF-alfa e IL-1 (shock tossico). Riconosce una sola porzione del TCR, non tutto, quindi è in grado di attivarne una frazione considerevole (molti cloni diversi), a differenza del funzionamento normale del TCR stesso.</text:span></text:p>
        </text:list-item>
        <text:list-item>
          <text:p text:style-name="P205">T<text:span text:style-name="T83">ossine</text:span> pirogeniche<text:span text:style-name="T5">: </text:span><text:span text:style-name="T25">Non si pensava fosse prodotta da aureus finché non vennero immessi in commercio gli assorbenti interni. Può dare shock tossico perché agisce da superantigene, induce la produzione di TNF-alfa e IL-1 i quali aumentano la permeabilità vascolare con conseguente ipotensione e shock. </text:span></text:p>
        </text:list-item>
        <text:list-item>
          <text:p text:style-name="P206">Tossine e<text:span text:style-name="T84">p</text:span>idermolitiche:<text:span text:style-name="T5"> Due forme (ETA, ETB), diffondono per via ematica ma il microorganismo si trova sulla cute. Agiscono sui desmosomi determinando il distacco delle cellule e la formazione di bolle. (tipica lesione da scottatura). Le bolle si rompono facilmente lasciando lesioni che, soprattutto nel neonato possono essere via di ingresso per infezioni, causare disidratazione e problemi di termoregolazione. In genere i più esposti sono i neonati, i bambini fino a 4 anni (potrebbero non avere anticorpi contro la tossina) ed i soggetti con insufficienza renale (difficoltà nell’eliminare la tossina).</text:span></text:p>
        </text:list-item>
      </text:list>
      <text:p text:style-name="P99"><text:span text:style-name="T5"/></text:p>
      <text:p text:style-name="P86">Le infezioni stafilococciche sono generalmente localizzate con forte infiammazione, essudato e necrosi tissutale. Si possono verificare sulla cute o in qualsiasi altro distretto.</text:p>
      <text:p text:style-name="P86"/>
      <text:p text:style-name="P87">Gli stafilococchi si distinguono dagli streptococchi grazie alla catalasi.</text:p>
      <text:p text:style-name="P87"/>
      <text:p text:style-name="P87">L’infezione tipica da <text:span text:style-name="T85">S. aureus</text:span><text:span text:style-name="T89"> è l’infezione suppurativa. Le caratteristiche di virulenza sono:</text:span></text:p>
      <text:list text:style-name="L11">
        <text:list-item>
          <text:p text:style-name="P210">Capsula</text:p>
        </text:list-item>
        <text:list-item>
          <text:p text:style-name="P210">Peptidoglicano: i filamenti di peptidoglicano possono construbuire allo shock settico.</text:p>
        </text:list-item>
        <text:list-item>
          <text:p text:style-name="P210">Polisaccaride A: media l’adesione alle superfici mucose.</text:p>
        </text:list-item>
        <text:list-item>
          <text:p text:style-name="P210">Proteina A: blocca l’opsonizzazione legandosi alle IgG.</text:p>
        </text:list-item>
        <text:list-item>
          <text:p text:style-name="P210">Coagulasi: forma coagulo protettivo per il batterio.</text:p>
        </text:list-item>
        <text:list-item>
          <text:p text:style-name="P210">Stafilochinasi: rompe il coagulo liberando il batterio.</text:p>
        </text:list-item>
      </text:list>
      <text:p text:style-name="P87"><text:span text:style-name="T89"/></text:p>
      <text:p text:style-name="P151">Malattie da S. aureus</text:p>
      <text:list text:style-name="L12">
        <text:list-item>
          <text:p text:style-name="P207"><text:span text:style-name="T89">Infezioni cutanee: </text:span><text:span text:style-name="T94">Follicolite quando interessa un follicolo pilifero. Quando interessa le palpebre si parla di </text:span><text:span text:style-name="T89">orzaiolo</text:span><text:span text:style-name="T94">.</text:span></text:p>
        </text:list-item>
        <text:list-item>
          <text:p text:style-name="P214"><text:soft-page-break/>Batteriemia</text:p>
        </text:list-item>
        <text:list-item>
          <text:p text:style-name="P207"><text:span text:style-name="T89">Endocardite: </text:span><text:span text:style-name="T94">Da disseminazione ematica, può interessare trapianti valvolari, altamente letale.</text:span></text:p>
        </text:list-item>
        <text:list-item>
          <text:p text:style-name="P207"><text:span text:style-name="T89"><text:s/>Osteomielite: </text:span><text:span text:style-name="T94">Disseminazione ematogena.</text:span></text:p>
        </text:list-item>
        <text:list-item>
          <text:p text:style-name="P207"><text:span text:style-name="T89"><text:s/>Artrite settica: </text:span><text:span text:style-name="T94">Materiale purulento nel liquido sinoviale.</text:span></text:p>
        </text:list-item>
        <text:list-item>
          <text:p text:style-name="P214">Altre localizzazioni metastatiche</text:p>
        </text:list-item>
        <text:list-item>
          <text:p text:style-name="P214">Polmonite</text:p>
        </text:list-item>
        <text:list-item>
          <text:p text:style-name="P207"><text:span text:style-name="T89">Sindrome della cute scottata:</text:span><text:span text:style-name="T94"> Particolarmente pericolosa nel neonato. Ceppi produttori di tossine epidermolitiche.</text:span></text:p>
        </text:list-item>
        <text:list-item>
          <text:p text:style-name="P207"><text:span text:style-name="T89">Tossinfezione alimentare stafilococcica:</text:span><text:span text:style-name="T94"> Da ceppi produttori di enterotossine. Comune in caso di cibi preparati in anticipo e conservati impropriamente. </text:span></text:p>
        </text:list-item>
        <text:list-item>
          <text:p text:style-name="P207"><text:span text:style-name="T89">Sindrome da shock tossico:</text:span><text:span text:style-name="T94"> Inizialmente descritta in caso di uso di tamponi mestruali iperassorbenti. Può essere dovuto anche a proliferazione di S. aureus in una ferita. Rilascio di tossine nel torrente ematico.</text:span></text:p>
        </text:list-item>
      </text:list>
      <text:p text:style-name="P100"><text:span text:style-name="T89"/></text:p>
      <text:p text:style-name="P151">Farmaco-resistenza:</text:p>
      <text:p text:style-name="P109">Viene acquisita facilmente, ceppi resistenti si sviluppano principalmente in ambiente ospedaliero dove risente della pressione selettiva data dagli antibiotici. Costituisce una delle principali cause di gravi infezioni nosocomiali. È buona norma tamponare nel vestibolo nasale almeno i chirurghi.</text:p>
      <text:p text:style-name="P87"><text:span text:style-name="T89">Si ritiene che il 90% dei ceppi in ambiente nosocomiale ed il 20-30% del totale siano resistenti ai beta-lattamici. La resistenza è fornita dalla mutazione della proteina nota come </text:span><text:span text:style-name="T99">PBP (Penicillin Binding Protein)</text:span><text:span text:style-name="T89"> con produzione di forme a ridotta affinità. La maggior parte dei ceppi meticillino-resistenti sono però sensibili ad altri farmaci. </text:span></text:p>
      <text:p text:style-name="P87"><text:span text:style-name="T89"/></text:p>
      <text:p text:style-name="P151">Diagnosi:</text:p>
      <text:p text:style-name="P109">Prelievo di campione appropriato.</text:p>
      <text:p text:style-name="P109">Colorazione Gram.</text:p>
      <text:p text:style-name="P109">Coltivazione su agar sangue, agar cioccolato ed agar sale-mannite.</text:p>
      <text:p text:style-name="P109">Antibiogramma.</text:p>
      <text:p text:style-name="P87"><text:span text:style-name="T89"/></text:p>
      <text:p text:style-name="P177">Streptococchi</text:p>
      <text:p text:style-name="P88">Cocchi Gram+, catenelle piò o meno lunghe, a volte in forma di diplococchi. Catalasi- quindi esigenti (hanno bisogno di una sorgente di catalasi). Immobili, asporigeni, anaerobi facoltativi. Metabolismo fermentativo omolattico. Incapaci di sintetizzare alcuni aminoacidi e vitamine. Crescono meglio in microaerofilia.</text:p>
      <text:p text:style-name="P88">Secondo la <text:span text:style-name="T2">classificazione di Brown</text:span> sono divisibili in alfa, beta e gamma emolitici in base alla capacità di indurre emolisi:</text:p>
      <text:list text:style-name="L13">
        <text:list-item>
          <text:p text:style-name="P195">Alfa: Emolisi incompleta (viraggio al verde per accumulo di biliverdina. Detti <text:span text:style-name="T2">viridanti</text:span>, possono dare endocardite).</text:p>
        </text:list-item>
        <text:list-item>
          <text:p text:style-name="P195">Beta: Emolisi completa.</text:p>
        </text:list-item>
        <text:list-item>
          <text:p text:style-name="P195">Gamma: Emolisi assente.</text:p>
        </text:list-item>
      </text:list>
      <text:p text:style-name="P101">Classificazione di Lancefield:</text:p>
      <text:p text:style-name="P88">In base al carboidrato C (estratto a caldo con HCl, precipitazione con anticorpi). 20 gruppi. Nel gruppo A si ha solo <text:span text:style-name="T85">S.</text:span> pyogenes, nel gruppo B si ha solo S. <text:span text:style-name="T85">agalactiae. </text:span><text:span text:style-name="T89">Gli astri gruppi sono composti da più specie.</text:span></text:p>
      <text:p text:style-name="P88"><text:span text:style-name="T85">S. agalacriae</text:span><text:span text:style-name="T89"> può indurre meningite ed essere causa di morte nella prima settimana di vita, può dare sepsi post-parto, infezione cutanea, endocardite, artrite settica.</text:span></text:p>
      <text:p text:style-name="P106">Molti microorganismi di questo genere provocano endocardite. Sono i viridanti (presenti nel cavo orale), quando si provocano lesioni durante ad esempio estrazione dentaria possono raggiungere il circolo.</text:p>
      <text:p text:style-name="P106">S. pneumoniae: può causare meningite ma anche otite.</text:p>
      <text:p text:style-name="P106"><text:soft-page-break/>S. pyogenes: può causare faringite, tonsillite, infezioni di ferite, setticemia, polmonite, glomerulonefrite.</text:p>
      <text:p text:style-name="P101"><text:span text:style-name="T89">Malattia post-streptococcica: </text:span><text:span text:style-name="T94">Insorge dopo l’eliminazione dell’agente infettivo.</text:span></text:p>
      <text:p text:style-name="P101"><text:span text:style-name="T94"/></text:p>
      <text:p text:style-name="P102">Streptococcus pyogenes</text:p>
      <text:p text:style-name="P106">Presenta una capsula di acido ialuronico, importante azione antifagocitaria perché normalmente non sono presenti anticorpi specifici.</text:p>
      <text:p text:style-name="P106">Infetta esclusivamente l’uomo: l’infezione si contrae da un portatore <text:span text:style-name="T100">umano</text:span>.</text:p>
      <text:p text:style-name="P106">La virulenza è data dalla capacità di aderire alla superficie, invadere le celule epiteliali, eludere l’opsonizzazione e produrre enzimi e tossine. Produce ialuronidasi che degrada sia il connettivo che la sua capsula.</text:p>
      <text:p text:style-name="P111">Quasi sicuramente ha la capacità di formare biofilm, quindi la ialuronidasi potrebbe avere una funzione nel rilascio di microorganismi dal biofilm.</text:p>
      <text:p text:style-name="P147">Peptidoglicano:<text:span text:style-name="T5"> Proprietà pirogena.</text:span></text:p>
      <text:p text:style-name="P147">Acido lipoteicoico:<text:span text:style-name="T5"> ruolo di adesina.</text:span></text:p>
      <text:p text:style-name="P147">Carboidrato C:<text:span text:style-name="T5"> cross-reattivo con una proteina sulle valvole cardiache: se si sviluppano anticorpi contro di esso questi possono attaccare anche il cuore (base della malattia post-streptococcica).</text:span></text:p>
      <text:p text:style-name="P147">Proteina F: <text:span text:style-name="T5">adesione alla fibronectina.</text:span></text:p>
      <text:p text:style-name="P148">Proteina M: <text:span text:style-name="T5">Principale fattore di virulenza, determina la specificità antigenica dei 100 sierotipi. </text:span></text:p>
      <text:p text:style-name="P107">Può essere capace di legarsi al fibrinogeno: legando il fibrinogeno impedisce il legame di anticorpi ed evitare l’attivazione del complemento. Degrada velocemente la C3b inibendo la fagocitosi.</text:p>
      <text:p text:style-name="P111">Puo legare la proteina H regolatrice del complemento interferendo con la deposizione di fattori complementari sulla superficie del microorganismo.</text:p>
      <text:p text:style-name="P106">Può presentare (a seconda del ceppo) epitopi reumatogeni o nefritogeni.</text:p>
      <text:p text:style-name="P106">Si dividono in classe I (febbre reumatica) e classe II, entrambi possono indurre glomerulonefrite.</text:p>
      <text:p text:style-name="P111">La proteine M induce la produzione di anticorpi protettivi (specifici per il sierotipo). </text:p>
      <text:p text:style-name="P147"><text:span text:style-name="T5"/></text:p>
      <text:p text:style-name="P106">Può secernere <text:span text:style-name="T2">esoenzimi</text:span>:</text:p>
      <text:p text:style-name="P147">Streptolisina O:<text:span text:style-name="T5"> ossigeno-labile (si coltiva in microaerofilia per non perderla). degrada emazie, neutrofili, macrofagi. Si lega alle molecole di colesterolo per indurre la lisi delle cellule. Componente immunogeno (importante dosare il titolo anticorpale </text:span><text:span text:style-name="T27">per determinare la possibilità di sviluppo di malattie post-streptococciche</text:span><text:span text:style-name="T5">). Gli anticorpo contro Strep</text:span><text:span text:style-name="T27">tolisina</text:span><text:span text:style-name="T5"> O non si formano </text:span><text:span text:style-name="T27">in seguito alle infezioni cutanee, </text:span><text:span text:style-name="T5">.</text:span></text:p>
      <text:p text:style-name="P147">Streptolisina S: <text:span text:style-name="T5">non ossigeno-labile. Responsabile della beta-emolisi, degrada emazie, PMN, macrofagi, piastrine, granuli citoplasmatici. Altera i fosfolipidi di membrana.</text:span></text:p>
      <text:p text:style-name="P147"><text:span text:style-name="T5"/></text:p>
      <text:p text:style-name="P147">Streptochinasi:<text:span text:style-name="T5"> degrada coaguli </text:span><text:span text:style-name="T27">attivando il plasminogeno in plasmina </text:span><text:span text:style-name="T5">.</text:span></text:p>
      <text:p text:style-name="P147">Desossiribonucleasi.</text:p>
      <text:p text:style-name="P153">Esotossine pirogeniche strptococciche o <text:span text:style-name="T101">Tossine eritrogeniche:</text:span><text:span text:style-name="T28"> Prodotte da ceppi lisogeni per un fago, si comportano come superantigene.</text:span><text:span text:style-name="T26"> Quattro tipi sierologici (A, B, C, F), solo SpeA può dare scarlattina. Se un soggetto si infetta per la prima volta con un ceppo produttore di A non succede niente, è necessario che la persona si sia sensibilizzata contro altre Spe, si devono avere infezioni multiple da ceppi che non producano SpeA in modo che si abbia ipersensibilità alla parte comune delle Spe ma non anticorpi specifici contro SpeA.</text:span></text:p>
      <text:p text:style-name="P153"><text:span text:style-name="T26">I</text:span><text:span text:style-name="T5">n caso di infezione locale si può andare incontro a scarlattina, in alcuni casi si può avere batteriemia che se non sono presenti anticorpi anti SpeA può evolvere in shock tossico (eventualità più rara se sono presenti gli anticorpi).</text:span></text:p>
      <text:p text:style-name="P147"><text:span text:style-name="T26"/></text:p>
      <text:p text:style-name="P149">Test di Dick</text:p>
      <text:p text:style-name="P112">Permette di valutare la suscettibilità alla SPE.</text:p>
      <text:p text:style-name="P108">Si inoculano 0.1 ml di tossina, nel caso in cui entro 6-8 ore si presenti reazione eritemato-indurativa significa che non sono presenti anticorpi.</text:p>
      <text:p text:style-name="P108"><text:soft-page-break/></text:p>
      <text:p text:style-name="P149">Malattie:</text:p>
      <text:p text:style-name="P108">Si dividono in localizzate e sistemiche, le localizzate possono interessare mucose o cute. Quelle sistemiche possono essere batteriemie, infezioni invasive con focolaio riconosciuto, shock tossico streptococcico, scarlattina.</text:p>
      <text:p text:style-name="P108">Si possono avere malattie post-streptococcihe: es. glomerulonefrite.</text:p>
      <text:p text:style-name="P149"><text:span text:style-name="T5"/></text:p>
      <text:p text:style-name="P108">Infezioni localizzate: faringo-tonsillite, otite media, sinusite, mastoidite, vaginite.</text:p>
      <text:p text:style-name="P110">Nell’epoca pre-antibiotica erano frequenti complicanze suppurative.</text:p>
      <text:p text:style-name="P150">Impetigine: <text:span text:style-name="T5">Infezione cutanea superficiale, grappolo di vescicole. (DOPO AVER TOCCATO LA MANO È INFETTA).</text:span></text:p>
      <text:p text:style-name="P150">Erisiplea: <text:span text:style-name="T5">Interessa tessuti cutanei e sottocutanei.</text:span></text:p>
      <text:p text:style-name="P150">Fascite necrotizzante: <text:span text:style-name="T5">In seguito ad infezioni cutanee. Lesioni necrotiche che si estendono rapidamente nel sottocutaneo.</text:span></text:p>
      <text:p text:style-name="P153">Febbre puerperale: <text:span text:style-name="T5">Il patogeno entra tramite la ferita lasciata nell’endometrio dal distacco della placenta.</text:span></text:p>
      <text:p text:style-name="P153">Scarlattina:<text:span text:style-name="T5"> Si sviluppa in individui che hanno subito infezione da altri ceppi produttori di SPE diverse che hanno sviluppato ipersensibilità verso il componente comune delle SPE senza acquisire immunità verso la parte tossica specifica della SPE prodotta dal ceppo che ha infettato in quel momento.</text:span></text:p>
      <text:p text:style-name="P112">Eruzione cutanea con eritema diffuso e micropapule che dal volto si espandono verso il tronco e le estremità.</text:p>
      <text:p text:style-name="P112">La febbre dura 5-10 giorni, successivamente si ha desquamazione cutanea.</text:p>
      <text:p text:style-name="P153"><text:span text:style-name="T5"/></text:p>
      <text:p text:style-name="P153">Malattie post-streptococciche:</text:p>
      <text:p text:style-name="P153">Febbre reumatica:<text:span text:style-name="T5"> Colpisce articolazione, cuore, vasi, sottocutaneo. Poliartrite, pancardite, corea, eritema marginato e/o noduli sottocutanei, artralgie, artrite deformante.</text:span></text:p>
      <text:p text:style-name="P112">Si parte da una faringo-tonsillite che innesca un processo su base autoimmune dovuti ad anticorpi contro le proteine M o il carboidrato C che attaccano componenti self. Particolarmente reumatogeni sono i ceppi produttori di M5 ed M6.</text:p>
      <text:p text:style-name="P153"><text:span text:style-name="T5">La malattia si presenta dopo 2-3 settimane dall’infezione nel 5% circa delle persone infettate. Lesione caratteristica della </text:span>cardite reumatica:<text:span text:style-name="T5"> </text:span>corpi di Aschoff<text:span text:style-name="T5"> costituiti da linfociti e macrofagi aggregati attorno a depositi di fibrina. Tipicamente si trovano ai margini delle valvole. Prodotte dall’infiammazione permanente a livello valvolare che si traduce in danno.</text:span></text:p>
      <text:p text:style-name="P153"><text:span text:style-name="T5">A livello cutaneo si forma l’</text:span>eritema marginato<text:span text:style-name="T5"> oppure l’</text:span>eritema nodoso<text:span text:style-name="T5"> non si formano solo in caso di febbre reumatica, non sono diagnostici.</text:span></text:p>
      <text:p text:style-name="P112">La <text:span text:style-name="T2">corea</text:span> si verifica in caso di cross-reattività con epitopi a livello cerebrale. Si manifesta con movimenti involontari, tic, disturbi della parola, del portamento, manifestazione di comportamenti infantili, disordine ossessivo-compulsivo, labilità emotiva, iperattività, irritabilità. </text:p>
      <text:p text:style-name="P153">Glomerulonefrite:<text:span text:style-name="T5"> può insorgere in seguito ad infezione cutanea o a faringo-tonsillite. Solo i ceppi M12 (faringo-tonsillite) e M49 (impetiggine) sono nefritogeni.</text:span></text:p>
      <text:p text:style-name="P112">Gli anticorpi nefritogeni formano complessi con eccesso di antigene che si depositano sulla superficie glomerulare. Il complesso immune attiva il complemento con degranulazione dei basofili, liberazione di istamina e fattori chemiotattici per cellule pro-infiammatorie (C3a, C5a) ed infine fagocitosi ed enzimi lisosomiali.</text:p>
      <text:p text:style-name="P154"><text:span text:style-name="T5">La reazione infiammatoria induce l’esposizione di antigeni criptici sulla membrana basale del glomerulo che cross-reagiscono con gli anticorpi anti-proteina M. Sitnomi: edema, ipertensione, ematuria, proteinuria. Si risolve spontaneamente in settimane o mesi. Non si ritiene che la profilassi antibiotica prevenga la glomerulonefrit</text:span><text:span text:style-name="T29">e perché generalmente gli antibiotici vengono somministrati dopo 10 giorni.</text:span></text:p>
      <text:p text:style-name="P155"><text:soft-page-break/><text:span text:style-name="T29">È </text:span><text:span text:style-name="T5">buona norma fare tampone e coltura in caso di mal di gola che non si risolve entro 3 giorni (con antinfiammatori ed antipiretici al bisogno) oppure se si osservano “placche”. Oppure si inizia la terapia antibiotica (dopo il tampone!) ma va modulata a seconda dell’identificazione del patogeno.</text:span></text:p>
      <text:p text:style-name="P155"><text:span text:style-name="T29">S</text:span><text:span text:style-name="T5">i stanno osservando i primi streptococchi beta-emolitici resistenti alle penicilline, sta iniziando a rendersi necessario anche antibiogramma, con allungamento dei tempi.</text:span></text:p>
      <text:p text:style-name="P155"><text:span text:style-name="T5"/></text:p>
      <text:p text:style-name="P155">Terapia</text:p>
      <text:p text:style-name="P113">Anche senza resistenza il trattamento con penicilline non sempre eradica pyogenes a causa della concentrazione più bassa che si raggiunge in sede o alla produzione di beta-lattamasi da parte di commensali.</text:p>
      <text:p text:style-name="P113">Si puù instaurare resistenza ad eritromicina, più frequente in Italia probabilmente a causa dell’abuso di macrolidi.</text:p>
      <text:p text:style-name="P155"><text:span text:style-name="T5"/></text:p>
      <text:p text:style-name="P155">Titolazione di anticorpo anti-Streptolisina O:</text:p>
      <text:p text:style-name="P113">Si fa tramite diluizioni successive del siero a cui viene aggiunta SLO, segue incubazione e aggiunta di sangue con ulteriore incubazione. Si indica il risultato in unità Todd (ultima diluizione massima di siero a cui non si ha emolisi). Un titolo maggiore di 160 unità Todd è considerato positivo.</text:p>
      <text:p text:style-name="P150"><text:span text:style-name="T5"/></text:p>
      <text:p text:style-name="P117">Gli streptococchi sono catalasi negativi quindi devono essere coltivati su terreno contenente catalasi, ad esempio agar-sangue. Nel caso di pyogenes si coltiva preferibilmente in condizioni di microaerofilia per avere entrambe le streptolisine (sia ossigeno-labile che stabile). Se si coltivasse in condizioni aerobiche perderemmo la lisina labile, se contemporaneamente risulta mutata quella stabile si perde la capacità di identificare la colonia.</text:p>
      <text:p text:style-name="P152"><text:span text:style-name="T5"/></text:p>
      <text:p text:style-name="P152"><text:span text:style-name="T5"/></text:p>
      <text:p text:style-name="P155">Pneumococco (<text:span text:style-name="T85">Streptococcus pneumoniae</text:span>):</text:p>
      <text:p text:style-name="P114">Streptococco Gram+, catalasi-, immobile, asporigeno, <text:span text:style-name="T102">anaerobio facoltativo (fermentazione lattica)</text:span>, spesso in forma di diplococco. Le due cellule si toccano per il corpo ed alle estremità hanno una forma a “fiamma di candela” o “punta di lancia”. Capsulato. La patogenicità è legata alla presenza di capsula. Colonie vecchie tendono a perdere la capsula (colonie a forma di “pedina di dama”, “a cratere”, o “colonie fantasma” <text:span text:style-name="T102">tipico dello pneumococco</text:span>). <text:span text:style-name="T102">Alfa-emolitico.</text:span></text:p>
      <text:p text:style-name="P115">Viridante (alfa-emolitico) + capsulato = penumococco.</text:p>
      <text:p text:style-name="P115"><text:s/>Si coltiva su agar-sangue.</text:p>
      <text:p text:style-name="P156">Identificazione:</text:p>
      <text:list text:style-name="L14">
        <text:list-item>
          <text:p text:style-name="P211">Sensibilità all’optochina (così come il pyogenes è sensibile alla bacitracina).</text:p>
        </text:list-item>
        <text:list-item>
          <text:p text:style-name="P211">Fermentazione di inulina.</text:p>
        </text:list-item>
        <text:list-item>
          <text:p text:style-name="P211">Solubilità in bile (che attiva una autolisina).</text:p>
        </text:list-item>
        <text:list-item>
          <text:p text:style-name="P211">Reazione di rigonfiamento capsulare (di Neufeld).</text:p>
        </text:list-item>
      </text:list>
      <text:p text:style-name="P115"/>
      <text:p text:style-name="P115">Nella forma capsulata 10 batteri in cavità peritoneale uccidono un topo, nella forma non capsulate ne servono oltre 10000.</text:p>
      <text:p text:style-name="P115">La capsula è di natura polisaccaridica.</text:p>
      <text:p text:style-name="P115">La capsula ha attività antifagocitaria, è stata recentemente identificata una proteina capace di legare la proteina H del complemento.</text:p>
      <text:p text:style-name="P116">Ne sono statiidentificati molti ceppi, alcuni sono stati più frequentemente associati ad infezioni polmonari invasive, otiti o meniningiti.</text:p>
      <text:p text:style-name="P116">È generalmente un’infezione di tipo endogeno.</text:p>
      <text:p text:style-name="P116"/>
      <text:p text:style-name="P157">Fattori di virulenza:</text:p>
      <text:p text:style-name="P157">Pneumolisina:<text:span text:style-name="T5"> citotossina simile a streptolisina O. Lega colesterolo di membrana creando pori. Distrugge epiteli e induce la produzione di TNF-alfa ed IL-1.</text:span></text:p>
      <text:p text:style-name="P157">Neuraminidasi: <text:span text:style-name="T5">riduce la viscosità del muco e favorisce l’esposizione delle cellule epiteliali.</text:span></text:p>
      <text:p text:style-name="P157"><text:soft-page-break/>PavA: <text:span text:style-name="T5">adesina ed invasina.</text:span></text:p>
      <text:p text:style-name="P157">Psp.</text:p>
      <text:p text:style-name="P157"/>
      <text:p text:style-name="P116">È un membro transitorio della flora delle vie respiratorie.</text:p>
      <text:p text:style-name="P157">Patologie:</text:p>
      <text:p text:style-name="P157">Polmonite globale franca: <text:span text:style-name="T5">Finchè non si interessa la pleura non si ha dolore. </text:span></text:p>
      <text:p text:style-name="P157">Otite media acuta:<text:span text:style-name="T5"> soprattutto nel lattante e nel bambino. Molto comune, alcuni hanno otite ricorrente. Può complicarsi in mastoidite e meningite.</text:span></text:p>
      <text:p text:style-name="P157">Infezione dei seni paranasali.</text:p>
      <text:p text:style-name="P157">Meningite acuta purulenta.</text:p>
      <text:p text:style-name="P157">Batteriemia.</text:p>
      <text:p text:style-name="P157">Endoacrdite pneumococcica.</text:p>
      <text:p text:style-name="P157">Peritonite.</text:p>
      <text:p text:style-name="P116">(Alcune somigliano a pyogenesi perché anche pneumococcus è un piogeno).</text:p>
      <text:p text:style-name="P116"/>
      <text:p text:style-name="P157">Polmonite pneumococcica:</text:p>
      <text:p text:style-name="P116">Si verifica in caso di alterazione dell difese naturali del tratto respiratorio:</text:p>
      <text:list text:style-name="L15">
        <text:list-item>
          <text:p text:style-name="P215">Rallentamento del riflesso epiglottale:<text:span text:style-name="T5"> anestesia, morfina, intossicazione alcolica, morbo di Parkinson, somministrazione di farmaci che agisocno sul sistema nervoso.</text:span></text:p>
        </text:list-item>
        <text:list-item>
          <text:p text:style-name="P215">Alterazione dell’apparato mucociliare:<text:span text:style-name="T5"> infezioni, fumo di sigaretta, perfrigerazione (raffreddamento improvviso che comporta ipersecrezione di liquidi a livello alveolare il quale impedisce la normale azione dei macrofagi alveolari, non si ha più la </text:span>fagocitosi di superficie<text:span text:style-name="T5">).</text:span></text:p>
        </text:list-item>
        <text:list-item>
          <text:p text:style-name="P215">Alterazione della fagocitosi alveolare:<text:span text:style-name="T5"> Accumulo di fluidi negli alveoli: insufficienza cardiaca, inalazione di gas irritanti, stasi polmonare da decubito, </text:span><text:span text:style-name="T30">ecco perché è importante far muovere le persone anziane</text:span><text:span text:style-name="T5">.</text:span></text:p>
        </text:list-item>
      </text:list>
      <text:p text:style-name="P157"><text:span text:style-name="T5"/></text:p>
      <text:p text:style-name="P118">Lo pneumococco è normalmente presente, la sorgente di malattia è endogena. Può comportarsi da patogeno opportunista.</text:p>
      <text:p text:style-name="P118"/>
      <text:p text:style-name="P119">Per distinguere <text:span text:style-name="T85">S. pneumoniae</text:span> dagli altri streptococchi si può usare optochina: lo pneumococco è sensibile, gli altri streptococchi no.</text:p>
      <text:p text:style-name="P120">I sali biliari attivano una autolisina dello pneumococco.</text:p>
      <text:p text:style-name="P120"/>
      <text:p text:style-name="P158">Malattie:</text:p>
      <text:list text:style-name="L16">
        <text:list-item>
          <text:p text:style-name="P238"><text:span text:style-name="T69">Polmonite:</text:span><text:span text:style-name="T73"> Il microorganismo può portarsi nelle vie aeree profonde perrallentamento del riflesso epiglottale, alterazione del sistema mucociliare o alterazione del sistema fagocitario alveolare.<text:line-break/>Lo pneumococco si localizza a livello dei bronchioli, dà origine ad un processo infiammatorio e si nutre dell’essudato, l’accumulo di fluido favorisce la diffusione ad alveoli vicini (polmonite lobare).<text:line-break/>Lo stato successivo viene detto </text:span><text:span text:style-name="T69">epatizzazione rossa</text:span><text:span text:style-name="T73"> gli alveoli si riempiono di polimorfonucleati, compare congestione vascolare e l’extravasazione di globuli rossi.<text:line-break/>Lo stato ancora successivo prende il nome di </text:span><text:span text:style-name="T69">epatizzazione grigia</text:span><text:span text:style-name="T73"> in cui si accumula fibrina, globuli rossi e bianchi si ritrovano in vari stadi di degradazione.<text:line-break/>Infine si ha </text:span><text:span text:style-name="T69">risoluzione</text:span><text:span text:style-name="T73"> con riassorbimento dell’essudato. </text:span><text:span text:style-name="T74">La risoluzione avviene quando vengono prodotti anticorpi anti-capsulari (a meno di trattamento con antibiotici).<text:line-break/></text:span><text:span text:style-name="T70">Complicanze:</text:span></text:p>
          <text:list>
            <text:list-item>
              <text:p text:style-name="P216">Infiammazione pleurica.</text:p>
            </text:list-item>
            <text:list-item>
              <text:p text:style-name="P216">Batteriemia.</text:p>
            </text:list-item>
            <text:list-item>
              <text:p text:style-name="P216">Meningite.</text:p>
            </text:list-item>
            <text:list-item>
              <text:p text:style-name="P216">Endocardite o pericardite.</text:p>
            </text:list-item>
          </text:list>
          <text:p text:style-name="P187"><text:soft-page-break/><text:span text:style-name="T76">Con trattamento si ha mortalità del 5%, senza del 30%. <text:line-break/>Esiste un vaccino polisaccaridico coniugato contenente elementi capsulari dei 13 sierotipi più diffusi </text:span><text:span text:style-name="T77">coniugati ad una tossina difterica</text:span><text:span text:style-name="T76">. </text:span><text:span text:style-name="T77">I tentativi precedenti usavano solo elementi polisaccaridici con scarsi risultati.<text:line-break/></text:span><text:span text:style-name="T78">Il vaccino è consigliato in seguito a polmonite anche se non si ha la certezza che la polmonite sia stata sostenuta da </text:span><text:span text:style-name="T79">S. pneumoniae</text:span><text:span text:style-name="T80">.<text:line-break/></text:span><text:span text:style-name="T71">Diagnosi di laboratorio: </text:span><text:span text:style-name="T78">Si parte da un campione di escreto, essudati, liquor o sangue. Si coltiva in microaerofilia con agar-sangue. Per l’identificazione di </text:span><text:span text:style-name="T79">pneumoniae</text:span><text:span text:style-name="T78"> si può usare optochina.<text:line-break/></text:span><text:span text:style-name="T71">Resistenza:</text:span><text:span text:style-name="T78"> La resistenza alle penicilline è in aumento, simultaneamente si sta sviluppando resistenza contro altre classi di farmaci.</text:span></text:p>
        </text:list-item>
        <text:list-item>
          <text:p text:style-name="P217">Otite media acuta.</text:p>
        </text:list-item>
      </text:list>
      <text:list text:style-name="L17">
        <text:list-item>
          <text:p text:style-name="P218">Infezione dei seni paranasali.</text:p>
        </text:list-item>
        <text:list-item>
          <text:p text:style-name="P218">Meningite acuta purulenta.</text:p>
        </text:list-item>
        <text:list-item>
          <text:p text:style-name="P218">Batteriemia.</text:p>
        </text:list-item>
        <text:list-item>
          <text:p text:style-name="P218">Endocardite pneumococcica<text:span text:style-name="T5"> (come altri streptococchi)</text:span></text:p>
        </text:list-item>
        <text:list-item>
          <text:p text:style-name="P218">Artrite pneumococcica.</text:p>
        </text:list-item>
        <text:list-item>
          <text:p text:style-name="P218">Peritonite pneumococcica.</text:p>
        </text:list-item>
      </text:list>
      <text:p text:style-name="P158"/>
      <text:p text:style-name="P170">Neisseria</text:p>
      <text:p text:style-name="P138">Dicocco Gram-. SI riconoscone specie patogene (<text:span text:style-name="T85">N. gonorrhoeae</text:span>, <text:span text:style-name="T85">N. meningitidis</text:span>) e mole specie commensali.</text:p>
      <text:p text:style-name="P138">Crescono solo su agar-sangue o agar-cioccolato. Si può usare agar-Thayer-Martin che su una base di agar-cioccolato aggiunge antimicotici e antibatterici selezionando solo le neisserie patogene.</text:p>
      <text:p text:style-name="P138">In caso di campione di liquor con sospetta meningite si coltiva su agar cioccolato (la maggior parte delle meningiti sono dovute a S. pneumoniae). Si usa il ThayerMartin in caso di specifica ricerca di neisserie.</text:p>
      <text:p text:style-name="P139">La N. meningitidis si ritrova comunemente in soggetti sani, però ha caratteristiche completamente diverse da quella patogena.</text:p>
      <text:p text:style-name="P139"/>
      <text:p text:style-name="P139">Si ritrovano in forma di diplococchi, diversi da pneumococco per la conformazione a “chicco di caffè”. Catalasi e ossidasi positive, aerobio stretto, preferisce microaerofilia. Privi di flagelli. Molto labili nell’ambiente esterno, sensibili agli acidi grassi (non si può usare tampone di cotone).</text:p>
      <text:p text:style-name="P139">Sono esigenti, si coltivano su terreni con aggiunta di sangue. Presentano pili che hanno importante funzione adesiva.</text:p>
      <text:p text:style-name="P139">Rapida ricombinazione genica e trasferimento orizzontale di geni.</text:p>
      <text:p text:style-name="P139">N. meningitidis (meningococco) ha la metà dei geni di un normale E. coli, però ha grande capacità di mutare ed acquisire materiale genetico da altri batteri. </text:p>
      <text:p text:style-name="P139"/>
      <text:p text:style-name="P140">Molecole superficiali del meningococco mimano molecole dell’ospite. Ha la capacità di formare capsula con attività antifagocitaria, sono state riconosciute 13 strutture capsulari in base alle quali sono stati distinti 13 sierotipi (danno più frequentemente malattia A, B, C, W135 ed Y). </text:p>
      <text:p text:style-name="P140">Spesso la capsula è formata da acido sialico, che mima l’acido sialico dell’ospite e degrada C3b ed inibisce la risposta complemento-mediata. La struttura tra B e C varia minimamente ma il vaccino contro C non dà protezione contro B (Perché? Boh).</text:p>
      <text:p text:style-name="P140">L’acido sialico inibisce la funzione di adesine diverse dal pilo.</text:p>
      <text:p text:style-name="P140">Un possibile meccanismo per disseminare l’infezione prevede l’espressione intermittente della capsula: deve esprimerla quando passa dall’ambiente esterno <text:span text:style-name="T103">o dal circoloe </text:span>e perderla quando fa il suo ingresso nelle cellule della mucosa.</text:p>
      <text:p text:style-name="P141">La colonizzazione è sostenuta da un fenotipo non capsulato e non sialilato. L’espressione della capsula può essere modulata per variazione di fase spontanea o per contatto con fattori ambientali o cellule dell’ospite.</text:p>
      <text:p text:style-name="P141"><text:soft-page-break/></text:p>
      <text:p text:style-name="P164">Variazione di fase: <text:span text:style-name="T5">Un alto indice di mutazione porta a generazione rapida di varianti. Più di 100 geni di meningococco vanno incontro a variazione di fase (espressione/non espressione) determinando variazione della virulenza e capacità di eludere i processi immunitari.</text:span></text:p>
      <text:p text:style-name="P164"><text:span text:style-name="T5">La </text:span>variazione antigenica<text:span text:style-name="T5"> è un meccanismo di evasione immunitaria che utilizza l’espressione di motivi funzionalmente conservati ed antigenicamente distinti.</text:span></text:p>
      <text:p text:style-name="P164">Trasformazione:<text:span text:style-name="T5"> Prevede il legame ed integrazione di DNA esogeno da parte della cellula. Le specie patogene differiscono dalle altre presentandosi competenti per tutto il ciclo vitale.</text:span></text:p>
      <text:p text:style-name="P164"><text:span text:style-name="T5"/></text:p>
      <text:p text:style-name="P164">Pili:<text:span text:style-name="T5"> proteina per eccellenza che va incontro a variazione antigenica, la ricombinazione può portare all’espressione di 10^7 varianti diverse.</text:span></text:p>
      <text:p text:style-name="P164"><text:span text:style-name="T5"/></text:p>
      <text:p text:style-name="P164">Membrana esterna:<text:span text:style-name="T5"> Porine (3 classi), Rmp (classe 4), Opa ed Opc (classe 5). Le proteine Opa ed Opc sono proteine trans-membrana che favoriscono l’endocitosi dei meningococchi. I recettori sono proteoglicani eparan-solfato e proteine CD66-correlate. La variazione antigenica può originare dalla variazione di fase di enzimi coinvolti nella sintesi di Opa.</text:span></text:p>
      <text:p text:style-name="P164"><text:span text:style-name="T5"/></text:p>
      <text:p text:style-name="P164">LOS (LipoOligoSaccaride):<text:span text:style-name="T5"> Come LPS ma manca antigene O. Viene rilasciato sotto forma di blebs. Elevata tossicità, coinvolta ad esempio nella meningococcemia fulminante. Soggetto a variazione antigenica.</text:span></text:p>
      <text:p text:style-name="P164"><text:span text:style-name="T5"/></text:p>
      <text:p text:style-name="P164">IgA-proteasi:<text:span text:style-name="T5"> tagliano le immunoglobuline A, vengono prodotte soprattutto da batteri che interagiscono con le mucose, in cui le IgA svolgono un ruolo fondamentale nella prima linea di difesa.</text:span></text:p>
      <text:p text:style-name="P164"><text:span text:style-name="T5"/></text:p>
      <text:p text:style-name="P164">Proteine leganti la transferrina:<text:span text:style-name="T5"> il Fe è un elemento fondamentale per la crescita dei batteri.</text:span></text:p>
      <text:p text:style-name="P164"><text:span text:style-name="T5"/></text:p>
      <text:p text:style-name="P105">Neisseria meningitidis<text:span text:style-name="T5">: </text:span><text:span text:style-name="T94">Nell’infezione il batterio raggiunge lo spazio sub-aracnoideo. Un importante fattore di virulenza è la capsula polisaccaridica, si distongono 13 sierotipi in base alla capsula. </text:span><text:span text:style-name="T95">I ceppi più pericolosi </text:span><text:span text:style-name="T96">(oltre 90% delle infezioni meningee) </text:span><text:span text:style-name="T95">sono A, B, C, W135 ed Y. Tutte le forme tranne la B sono immunogene per cui sono stati sviluppati vaccini. Il vaccino contro il ceppo B è di invenzione più recente e richiede tecniche più avanzate.</text:span></text:p>
      <text:p text:style-name="P105"><text:span text:style-name="T95">Esistono a</text:span><text:span text:style-name="T94">ltre classificazioni in base ad altre componenti.</text:span></text:p>
      <text:p text:style-name="P142">Normale commensale non patogeno nel 5-30% degli individui sani, spiccato incremento negli ambienti chiusi. <text:span text:style-name="T104">Durante le fasi epidemiche oltre il 70% dei soggetti risulta colonizzato.</text:span></text:p>
      <text:p text:style-name="P142">La trasmissione è inter-umana diretta per via aerea. La possibilità di sviluppare malattia dipende dal livello di immunità verso il ceppo infettante.</text:p>
      <text:p text:style-name="P142">L’immunizzazione può essere dovuta a vaccino oppure naturalmente da infezione precedente da parte di un ceppo a bassa virulenza o da ceppi non patogeni o altri microorganismi (cross-reattività).</text:p>
      <text:p text:style-name="P104"><text:span text:style-name="T94"/></text:p>
      <text:p text:style-name="P143">Una volta inalato il microorganismo interagsice con le cellule non ciliate delle vie aeree superiori. Può entrare ed uscire subito per trasmettersi ad un altro ospite. Può penetrare attraverso una rottura nella mucosa o all’interno di un fagocita (cavallo di Troia).</text:p>
      <text:p text:style-name="P143">Negli individui suscettibili <text:span text:style-name="T105">può </text:span>raggiunge<text:span text:style-name="T105">re</text:span> il circolo dove può moltiplicarsi e disseminarsi al SNC.</text:p>
      <text:p text:style-name="P146">Dà infezione nello spazio sub-aracnoideo con accumulo di liquido che comprime le meningi. Si drena il liquor per alleviare la pressione, ovviamente con le precauzioni dovute all’elevata pericolosità del microorganismo. Il paziente assume naturalmente la posizione cosiddetta “a cane di fucile” per alleviare il più pussibile la pressione intratecale.</text:p>
      <text:p text:style-name="P143"/>
      <text:p text:style-name="P144">Nella colorazione delle neisserie spesso si usa il blu di metilene.</text:p>
      <text:p text:style-name="P144"/>
      <text:p text:style-name="P145"><text:soft-page-break/>Per proliferare in maniera endocellulare deve essere privo di capsula, per trasmettersi deve essere capsulato: c’è una selezione per cui i microorganismi virulenti sono quelli che riescono a portare a termine lo switch in tempo utile.</text:p>
      <text:p text:style-name="P145"/>
      <text:p text:style-name="P165">Pili:<text:span text:style-name="T5"> vanno incontro a variazione antigenica per conversione genica.</text:span></text:p>
      <text:p text:style-name="P165"><text:span text:style-name="T5"/></text:p>
      <text:p text:style-name="P166">Diagnosi</text:p>
      <text:p text:style-name="P166"/>
      <text:p text:style-name="P166">Terapia: <text:span text:style-name="T5">Penicillina, cloramfenicolo, cefalosporine. (soggetta ad aggiornamenti).</text:span></text:p>
      <text:p text:style-name="P166">Profilassi:<text:span text:style-name="T5"> Rifampicina, ceftriazone o ciprofloxacina. Si effettua in caso di contatto con ammalato.</text:span></text:p>
      <text:p text:style-name="P166">Vaccini:<text:span text:style-name="T5"> Polisaccaridici oppure polisaccaridici coniugati. Tramite reverse vaccinology è stato sviluppato anche il vaccino contro il sierotipo B, non è mirato contro la capsula ma contro componenti proteiche che inducono la produzione di anticorpi che risultano protettivi contro il microorganismo.</text:span></text:p>
      <text:p text:style-name="P166"><text:span text:style-name="T5"/></text:p>
      <text:p text:style-name="P176">Neisseria gonorrhoeae</text:p>
      <text:p text:style-name="P121">Cocco Gram-, a chicco di caffè, non capsulato, non dà generalmente infezione sistemica. L’infezione è generalmente in sede genitale, trasmessa per contatto diretto perché non essendo capsulato non ha capacità di sopravvivere all’esterno.</text:p>
      <text:p text:style-name="P122">62 milioni di casi all’anno, in aumento.</text:p>
      <text:p text:style-name="P159">Fattori di virulenza:<text:span text:style-name="T5"> Porine, pili, …</text:span></text:p>
      <text:p text:style-name="P159">Come avviene l’infezione:<text:span text:style-name="T5"> il microorganismo aderisce alle cellule non ciliate, il punto di ingresso è il terzo terminale dell’uretra nell’uomo oppure la cervice uterina nella donna. Il patogeno dà infezione locale e si espande per transcitosi. Si moltiplica nello spazio subepiteliale. Il rilascio di LOS induce TNF-alfa e richiama neutrofili, responsabili dell’emissione purulenta.</text:span></text:p>
      <text:p text:style-name="P122">L’infezione è prevalentemente genitale ma anche orofaringea o anale.</text:p>
      <text:p text:style-name="P122">Nell’uomo l’infezione generalmente dà uretrite, epididimite, prostatite, ascessi periuretrali,</text:p>
      <text:p text:style-name="P159"><text:span text:style-name="T5">Nella donna l’infezione è asintomatica nel 20-80% dei casi. Inizia come cervicite raramente acuta e con scarso essudato. Può dare salpingite, ascessi tubo-ovarici e PID </text:span><text:span text:style-name="T31">(malattia infiammatoria pelvica). La salpingite può determinare una cicatrice da cui deriva sterilità, in questo caso si possono avere gravidanze extrauterine</text:span><text:span text:style-name="T5">.</text:span></text:p>
      <text:p text:style-name="P125">Al momento del parto l’infezione può essere trasmessa al bambino e può dare congiuntivite e cecità.</text:p>
      <text:p text:style-name="P160">Farmaco resistenza: <text:span text:style-name="T5">Circa il 50% è resistente alla penicillina (beta-lattamasi). In alcuni casi si ha resistenza alla tetraciclina. Sono presenti ceppi con doppia resistenza.</text:span></text:p>
      <text:p text:style-name="P160"><text:span text:style-name="T5"/></text:p>
      <text:p text:style-name="P160">Diagnosi di laboratorio:<text:span text:style-name="T5"> Materiale: essudato uretrale, tampone uretrale, rettale, cervicale, faringeo, sangue, biopsia, tampone da lesione cutanea.</text:span></text:p>
      <text:p text:style-name="P125">L’esame si fa con colorazione gram o blu di metilene.</text:p>
      <text:p text:style-name="P125">È importante usare un mezzo di trasporto che non consenta la replicazione ma lo preservi dalla disidratazione perché il microorganismo è molto labile.</text:p>
      <text:p text:style-name="P125">Isolamento colturale: terreno Thayer Martin e Martin Lewis in microaerofilia.</text:p>
      <text:p text:style-name="P125">Identificazione: test di ossidazione carboidrati (acidificazione con glucosio).</text:p>
      <text:p text:style-name="P126">La flora batterica locale è principalmente sostituita dalla neisseria.</text:p>
      <text:p text:style-name="P171">Enterobatteri: Bacilli Gram-</text:p>
      <text:p text:style-name="P123">Comprendono moltissime specie batteriche che hanno come habitat naturale l’intestino di umani ed animali. Si trovano nell’ambiente e nelle acque. Si misura E. coli nell’acqua per valutarne la potabilità. <text:span text:style-name="T106">Possono essere mobili o immobili, se sono mobili sono dotati di flagelli peritrichi, momentaneamente possono presentarsi privi di flagelli. Sono tutti in grado di fermentare glucosio producendo acido e gas. Sono catalasi positivi ed ossidasi negativi. </text:span><text:span text:style-name="T107">Aerobi-anaerobi facoltativi. Anche specie che sono normalmente presenti come commensali possono avere ceppi patogeni, ad esempio </text:span><text:span text:style-name="T86">Klebsiella pneumoniae</text:span><text:span text:style-name="T107"> produttore di carbapenemasi </text:span><text:span text:style-name="T108">(ceppo NDM, </text:span><text:span text:style-name="T109">infezione che si trasmette per contatto, causò molte morti perché essendo resistente ai carbapenemi non esistevano terapie. Adesso si usano altre molecole oppure sinergie tra molecole</text:span><text:span text:style-name="T108">)</text:span><text:span text:style-name="T107">. </text:span></text:p>
      <text:p text:style-name="P124">Tutti sono in grado di fermentare lattosio tranne <text:span text:style-name="T85">Salmonella, Shigella </text:span>e<text:span text:style-name="T85"> Proteus.</text:span></text:p>
      <text:p text:style-name="P124"><text:span text:style-name="T88"/></text:p>
      <text:p text:style-name="P124">Sono tutti negativi al test della citocromo ossidasi, il risultato si legge entro 30 secondi perché se si aspetta più tempo anche altre molecole ossidano il citocromo facendo risultare il test sempre positivo. <text:span text:style-name="T110">Il test dell’ossidasi è fondamentale per capire quale pannello va utilizzato per l’antibiogramma.</text:span></text:p>
      <text:p text:style-name="P129"><text:span text:style-name="T2">Elementi antigenici</text:span>: flagellari H e capsulari K <text:span text:style-name="T110">(se il microorganismo è capsulato)</text:span>.</text:p>
      <text:p text:style-name="P161">Fattori di virulenza: <text:span text:style-name="T5">Capsula, pili, enterotossine (prodotte da alcuni generi), endotossine, variabilità antigenica. Sono capaci di resistere al killing endocellulare.</text:span></text:p>
      <text:p text:style-name="P161"><text:span text:style-name="T5"/></text:p>
      <text:p text:style-name="P127">Se si spostano di sede possono dare malattie: es. uretrite, meningite nel neonato, enterite.</text:p>
      <text:p text:style-name="P128">Per identificare in un campione un batterio di ceppo patogeno si possono usare anticorpi contro ceppi patogeni oppure PCR per evidenziare sequenze genetiche associate a ceppi patogeni.</text:p>
      <text:p text:style-name="P162"><text:span text:style-name="T5"/></text:p>
      <text:p text:style-name="P163"><text:span text:style-name="T5">I principali ceppi patogeni appartengono ai generi </text:span><text:span text:style-name="T87">Salmonella</text:span><text:span text:style-name="T5"> e </text:span><text:span text:style-name="T87">Shigella</text:span><text:span text:style-name="T5">.</text:span></text:p>
      <text:p text:style-name="P163"><text:span text:style-name="T5"/></text:p>
      <text:p text:style-name="P172">Escherichia coli</text:p>
      <text:p text:style-name="P130">Capace di sostenere meningite nel neonato, causa del 90% delle infezioni urinarie. Esistono ceppi patogeni, la ricerca di ceppi patogeni nelle feci non è fattibile a causa della enorme presenza di batteri. È usato come marcatore della contaminazione fecale dell’acqua potabile.</text:p>
      <text:p text:style-name="P130"/>
      <text:p text:style-name="P173">Klebsiella, enterobacter, Serratia</text:p>
      <text:p text:style-name="P131">Sono tutti capaci di raggiungere le vie urinarie, in alcune condizioni come nel paziente ustionato è facile che raggiungano il circolo. In questi pazienti si effettua gironalmente urinocoltura con antibiogramma in modo da sapere quali farmaci usare in caso di passaggio in circolo e comparsa di batteriemia.</text:p>
      <text:p text:style-name="P131"/>
      <text:p text:style-name="P174">Proteus</text:p>
      <text:p text:style-name="P132">Presente nel suolo e nelle feci, causa frequentemente infezioni urinarie. Produce ureasi che alcalinizza le urine e danneggia l’epitelio urinario.</text:p>
      <text:p text:style-name="P132">Può dare infezioni urinarie.</text:p>
      <text:p text:style-name="P132"/>
      <text:p text:style-name="P174">Shigella</text:p>
      <text:p text:style-name="P132">4 specie note, parassiti esclusivi dell’uomo. Agenti eziologici di dissenteria bacillare. Si trasmettono con gli alimenti per via orofecale.</text:p>
      <text:p text:style-name="P132"/>
      <text:p text:style-name="P132">Gli enterobatteri (prevalentemente esogeni) possono dare infezioni sistemiche rappresentate dalle febbri enteriche (tifo e paratifo) oppure si possono avere infezioni limitate al tratto gastroenterico (enterite con sintomi diarroici o dissenterici).</text:p>
      <text:p text:style-name="P132">Gli enterobatteri endogeni danno infezione solitamente in sede extraintestinale (passano in un’altra sede).</text:p>
      <text:p text:style-name="P175"><text:soft-page-break/>Salmonella</text:p>
      <text:p text:style-name="P133">Genere molto vasto e diversificato, note oltre 2500 varianti sierologiche.</text:p>
      <text:p text:style-name="P133">Bacilli Gram- asporigeni mobili per flagelli peritrichi, non fermentano lattosio.</text:p>
      <text:p text:style-name="P133">Si identificano in base a 3 antigeni: antigene O somatico, polisaccaridico, stabile al calore. Antigene H flagellare, proteico, termolabile, esiste in 2 tipologie: fase 1 e fase 2. Antigene Vi capsulare, associato alla virulenza.</text:p>
      <text:p text:style-name="P133">Si distinguono le salmonelle maggiori e le salmonelle minori. Quelle definite minori danno al più infezione localizzata autolimitante. </text:p>
      <text:p text:style-name="P133"/>
      <text:p text:style-name="P103">Salmonella typhi</text:p>
      <text:p text:style-name="P134">Causa della salmonella addominale, anche detta ileotifo. Il microorganismo è contratto dalle feci umane di soggetto infetto o portatore tramite posate, mani, attrezzi da cucina, acque potabili o mmare (molluschi contaminati <text:span text:style-name="T111">consumati crudi</text:span>).</text:p>
      <text:p text:style-name="P135">La febbre tifoide risulta eradicata nei paesi industrializzati ma rimane un grave problema nei paesi in via di sviluppo.</text:p>
      <text:p text:style-name="P135">Una volta superata la barriera gastrica il microorganismo colonizza la mucosa all’interno dell’intestino. Tramite le cellule M il microorganismo viene trasferito alla sottomucosa dove si trovano le placche di Peyer. Un’altro meccanismo di ingresso è l’attraversamento delle cellule non fagocitarie dell’epitelio intestinale tramite proteine che causano cambiamenti fisiologici nelle cellule della mucosa.</text:p>
      <text:p text:style-name="P136">Una volta nella sottomucosa viene fagocitato da cellule ad attività fagocitaria tramite le quali può raggiungere il circolo linfatico.</text:p>
      <text:p text:style-name="P136"/>
      <text:p text:style-name="P136">Nel genoma si identificano 2 isole di patogenicità (SPI-1 ed SPI-2), in SPI-1 codifica per le proteine da iniettare nel citosol della cellula ospite attraverso il sistema di secrezione di tipo III (???) inducono la cellula anche non fagocitaria ad inglobare il microorganismo.</text:p>
      <text:p text:style-name="P136">SipB: si lega alla caspasi-1 attivandola (apoptosi che facilita il passaggio da cellula a cellula). Allo stesso tempo attiva i precursori di citochine infiammatorie.</text:p>
      <text:p text:style-name="P136"/>
      <text:p text:style-name="P136">Le <text:span text:style-name="T2">cellule M</text:span> sono utilizzate in molti casi dai patogeni intestinali. L’infezione si può manifestare con lieve danno tissutale, infezione locale e infezione sistemica.</text:p>
      <text:p text:style-name="P136"/>
      <text:p text:style-name="P137">Dopo le placche di Peyer raggiunge i linfonodi mesenterici, da lì il dotto toracico ed il circolo ematico (batteriemia primaria). In circolo viene uccisa dai fagociti mononucleati di fegato e milza (sistema reticolo-endoteliale). Nel frattempo salmonella sviluppa un modo per sopravvivere in sede intracellulare, persiste e si replica nei fagociti mononucleati di follicoli linfoidi, fegato e milza.</text:p>
      <text:p text:style-name="P137">Dopo un intervallo dipendente da carica batterica, difese dell’ospite e virulenza del ceppo il batterio si riversa di nuovo in circolo (batteriemia secondaria).</text:p>
      <text:p text:style-name="P137">La salmonella raggiunge la cistifellea tramite il circolo o il coledoco, da lì si riversa nel duodeno e quindi il resto del tubo digerente. Anche nel soggetto guarito salmonella continua a sopravvivere nella cistifellea.</text:p>
      <text:p text:style-name="P178"><text:span text:style-name="T75">[Manca: fenomeno di </text:span><text:span text:style-name="T5">Sanarelli-Shwartzman</text:span><text:span text:style-name="T75">]</text:span></text:p>
      <text:p text:style-name="P179"><text:span text:style-name="T75">D</text:span><text:span text:style-name="T72">urante la batteriemia secondaria l’infezione raggiunge di nuovo le placche di Peyer le quali sensibilizzate dal primo contatto possono infiammarsi o andare in necrosi con peritonite o perforazione dell’intestino.</text:span></text:p>
      <text:p text:style-name="P179"><text:span text:style-name="T72"/></text:p>
      <text:p text:style-name="P212">Decorso della malattia (si divide in settenari):</text:p>
      <text:list text:style-name="L18">
        <text:list-item>
          <text:p text:style-name="P213">Febbre a gradini, rraggiunge anche 40-14 °C, si protrae anche per 8 settimane.</text:p>
        </text:list-item>
        <text:list-item>
          <text:p text:style-name="P213">Febbre continuo-remittente, necrosi delle placche e dei follicoli.</text:p>
        </text:list-item>
        <text:list-item>
          <text:p text:style-name="P213">Decremento della febbre, formazione di escare che si staccano residuando delle ulcere.</text:p>
        </text:list-item>
        <text:list-item>
          <text:p text:style-name="P213">Defervescenza.</text:p>
        </text:list-item>
      </text:list>
      <text:p text:style-name="P180"><text:soft-page-break/><text:span text:style-name="T72">La morte può avvenire nelle prime fasi per shock settico oppure per la perforazione nell’intestino come già detto.</text:span></text:p>
      <text:p text:style-name="P26"><text:span text:style-name="T76">Sintomi:</text:span><text:span text:style-name="T72"> Bradicardia relativa (dovuta all’azione endotossica eccitante il vago, segno patognomonico del tifo), epatosplenomegalia, meteorismo, diarrea, stipsi, roseole, tifo.</text:span></text:p>
      <text:p text:style-name="P188">Complicanze: Emorragie e perforazioni intestinali, peritonite, morte.</text:p>
      <text:p text:style-name="P188"/>
      <text:p text:style-name="P239">Brucella</text:p>
      <text:p text:style-name="P196">Coccobacilli Gram-, immobili, asporigeni, aerobi obbligati, positivi a catalasi e ossidasi, esigenti. Resistono per molto tempo, ad esempio 180 gg nel sangue a 4 °C oppure fino a 2 mesi nei formaggi non pastorizzati.</text:p>
      <text:p text:style-name="P197">Dal punto di vista genomico sono molto simili tra loro, si potrebbe parlare di una sola specie. Per convenzione si classificano le specie in base alla specie in cui sono isolate.</text:p>
      <text:p text:style-name="P197">Il serbatoio di infezioni sono principalmente gli animali, non solo di allevamento ma anche animali selvatici e cani.</text:p>
      <text:p text:style-name="P198">L’infezione si trasmette per via verticale congenita, per via alimentare (latte materno), per via aerogena, sessuale e per contaminazione ambiental<text:span text:style-name="T112">e</text:span>.</text:p>
      <text:p text:style-name="P199">Data la rapida localizzazione negli annessi embrionali causa facilmente aborto.</text:p>
      <text:p text:style-name="P200">L’uomo è considerato ospite terminale in quanto incapace di trasmettere l’infezione ad un altro uomo.</text:p>
      <text:p text:style-name="P201">Replica nei tessuti che contengono D-eritritolo ovvero placenta, utero, ghiandole mammarie ed epididimo.</text:p>
      <text:p text:style-name="P202">L’uomo è ospite occasionale, l’infezione è contratta per:</text:p>
      <text:list text:style-name="L19">
        <text:list-item>
          <text:p text:style-name="P208">Via alimentare:<text:span text:style-name="T5"> consumo di latte non pastorizzato proveniente da animali infetti oppure prodotti caseari contaminati.</text:span></text:p>
        </text:list-item>
        <text:list-item>
          <text:p text:style-name="P208">Via aerogena e congiuntivale<text:span text:style-name="T5"> attraverso aerosol.</text:span></text:p>
        </text:list-item>
        <text:list-item>
          <text:p text:style-name="P208">Via cutanea<text:span text:style-name="T5"> attraverso abrasioni.</text:span></text:p>
        </text:list-item>
        <text:list-item>
          <text:p text:style-name="P208">Autoinoculazione<text:span text:style-name="T5"> in alcuni casi a seguito di vaccinazione con patogeno attenuato ma ancora patogeno.</text:span></text:p>
        </text:list-item>
      </text:list>
      <text:p text:style-name="P209"><text:span text:style-name="T5"/></text:p>
      <text:p text:style-name="P203">Si comporta da parassita intracellulare facoltativo, forse sopravvive all’interno delle cellule disattivando il sistema mielo-perossidasico intracellulare. Si replica all’interno dei fagociti, raggiunge i linfonodi e viene sequestrato nel sistema reticolo-endoteliale. I polimorfonucleati morendo liberano brucelle che vengono fagocitate da monociti e macrofagi.</text:p>
      <text:p text:style-name="P203">Il rilascio periodico di batteri e componenti batteriche spiega l’andamento ondulante della febbre.</text:p>
      <text:p text:style-name="P203"/>
      <text:p text:style-name="P204">In coltura la brucella subisce variazione antigenica, al primo isolamento si presentano con fenotipo S (liscio, virulento) poi passano al fenotipo R (ruvido, poco virulento). Questa variazione è dovuta ad una diminuita espressione dei geni che producono la glicosilazione ulteriore della porzione polisaccaridica del LPS.</text:p>
      <text:p text:style-name="P219">B. canis<text:span text:style-name="T2"> </text:span><text:span text:style-name="T89">si presenta sempre in forma R, non è identificata dalla sierodiagnosi di Wright.</text:span></text:p>
      <text:p text:style-name="P220"><text:span text:style-name="T89">L’antigene O dell’LPS contiene due determinanti antigenici maggiori: A per abortis ed M per melitensis. Canis non presenta questi antigeni.</text:span></text:p>
      <text:p text:style-name="P220"><text:span text:style-name="T89"/></text:p>
      <text:p text:style-name="P227"><text:span text:style-name="T89">LPS del fenotipo S</text:span></text:p>
      <text:p text:style-name="P220"><text:span text:style-name="T89">Previene la sintesi dei mediatori immunitari, scarso rilascio di citochine pro-infiammatorie e quindi risposta immunitaria.</text:span></text:p>
      <text:p text:style-name="P220"><text:span text:style-name="T89">Consente a btucella di entrare nelle cellule ed eluderne le difese, impedisce la formazione del fagolisosoma.</text:span></text:p>
      <text:p text:style-name="P220"><text:span text:style-name="T89">Altera la capacita di presentazione dell’antigene della cellula.</text:span></text:p>
      <text:p text:style-name="P220"><text:span text:style-name="T89">…</text:span></text:p>
      <text:p text:style-name="P220"><text:span text:style-name="T89"/></text:p>
      <text:p text:style-name="P220"><text:soft-page-break/><text:span text:style-name="T89">Entra nelle cellule attivamente attraverso delle caveole o zattere lipidiche (sistema di secrezione di tipo IV). Uno dei fattori di virulenza importanti in questo stadio è </text:span><text:span text:style-name="T99">VirB </text:span><text:span text:style-name="T89">(adesione alla cellula, entrata nella cellula, modula il trafficking, replicazione).</text:span></text:p>
      <text:p text:style-name="P227"><text:span text:style-name="T89">Omp25 </text:span><text:span text:style-name="T94">e</text:span><text:span text:style-name="T89"> O</text:span><text:span text:style-name="T90">mp</text:span><text:span text:style-name="T89">22</text:span><text:span text:style-name="T94">: permettono il legame e la penetrazione nella cellula ospite.</text:span></text:p>
      <text:p text:style-name="P227"><text:span text:style-name="T89">Hsp60</text:span><text:span text:style-name="T94"> viene espressa sulla superficie dei ceppi selvaggi in modo dipendente da VirB, svolge ruoli nella fase di adesione alla cellula ospite.</text:span></text:p>
      <text:p text:style-name="P227"><text:span text:style-name="T94"/></text:p>
      <text:p text:style-name="P227"><text:span text:style-name="T94">Le brucelle sono agenti biologici BSL-3 nel gruppo B per il loro potenziale utilizzo come arma biologica.</text:span></text:p>
      <text:p text:style-name="P227"><text:span text:style-name="T94"/></text:p>
      <text:p text:style-name="P228"><text:span text:style-name="T89">Forma cronica:</text:span><text:span text:style-name="T94"> talvolta la remissione della sintomatologia non implica l’eliminazione del patogeno che rimane vitale nei granulomi, può tornare a dare sintomatologia nella forma di febbricole.</text:span></text:p>
      <text:p text:style-name="P228"><text:span text:style-name="T94"/></text:p>
      <text:p text:style-name="P228"><text:span text:style-name="T89">Complicanze:</text:span><text:span text:style-name="T94"> sia la forma acuta che cronica possono colpire il sistema scheletrico, il sistema nervoso centrale (meningite, encefalite), respiratorio, genitourinario, gastrointestinale, cardiovascolare (endocardite, aneurismi, embolizzazione settica, miocardite, pericardite), cute, sangue (leucopenia, trombocitopenia, anemia).</text:span></text:p>
      <text:p text:style-name="P228"><text:span text:style-name="T94">La principale causa di morte è l’endocardite.</text:span></text:p>
      <text:p text:style-name="P228"><text:span text:style-name="T94"/></text:p>
      <text:p text:style-name="P229"><text:span text:style-name="T89">Prevenzione:</text:span><text:span text:style-name="T94"> in passato è stato usato un vaccino vivo attenuato, adesso è vietato a causa dei casi di infezione per autoinoculazione o contatto degli aerosol con congiuntiva o lesioni cutanee. Adesso si ricorre ad analisi periodiche negli allevamenti.</text:span></text:p>
      <text:p text:style-name="P229"><text:span text:style-name="T94"/></text:p>
      <text:p text:style-name="P240"><text:span text:style-name="T89">Emofili</text:span></text:p>
      <text:p text:style-name="P221"><text:span text:style-name="T89">Microorganismi che necessitano di sangue o suoi derivati per proliferare. Sono coccobacilli Gram- asporigeni, immobili, dotati di fimbrie aerobi/anaerobi facoltativi. LPS risultano privi di catene ripetitive O, chiamato lipo-oligo-saccaride.</text:span></text:p>
      <text:p text:style-name="P221"><text:span text:style-name="T89">Sono microorganismi esigenti, necessitano di un fattore inizialmente chiamato “X” (gruppo eme) ed un fattore inizialmente chiamato “V” (NAD). Le varie specie hanno bisogno di uno, l’altro o entrambi per crescere.</text:span></text:p>
      <text:p text:style-name="P221"><text:span text:style-name="T89">Devono essere coltivati su agar-cioccolato perché il calore inattiva gli enzimi che degradano NAD (NAD-asi).</text:span></text:p>
      <text:p text:style-name="P221"><text:span text:style-name="T89">Specie:</text:span></text:p>
      <text:list text:style-name="L20">
        <text:list-item>
          <text:p text:style-name="P222">H. influenzae, parainfluenzae, haemolyticus, parahaemolyticus<text:span text:style-name="T89">: commensali della rinofaringe.</text:span></text:p>
        </text:list-item>
        <text:list-item>
          <text:p text:style-name="P222">H. haegypt<text:span text:style-name="T113">i</text:span>us<text:span text:style-name="T89">: congiuntivite purulenta </text:span><text:span text:style-name="T91">(molto contagiosa)</text:span><text:span text:style-name="T89">, febbre purpurea brasiliana </text:span><text:span text:style-name="T91">(può condurre a shock e morte)</text:span><text:span text:style-name="T89">.</text:span></text:p>
        </text:list-item>
        <text:list-item>
          <text:p text:style-name="P222">H. ducreyi:<text:span text:style-name="T89"> ulcera molle, </text:span><text:span text:style-name="T92">trasmissione sessuale</text:span><text:span text:style-name="T89">.</text:span></text:p>
        </text:list-item>
        <text:list-item>
          <text:p text:style-name="P223">H. influenzae <text:span text:style-name="T89">sierotipo b: causa meningite nell’infanzia.</text:span></text:p>
        </text:list-item>
      </text:list>
      <text:p text:style-name="P224"><text:span text:style-name="T89"/></text:p>
      <text:p text:style-name="P225">Haemophilus influenzae:<text:span text:style-name="T2"> </text:span><text:span text:style-name="T89">anche <text:s/>chiamato bacillo di Pfeiffer. In aerobiosi necessita di entrambi i fattori V ed X, in anaerobiosi non ha bisogno del fattore X.</text:span></text:p>
      <text:p text:style-name="P225"><text:span text:style-name="T89">Si identificazo ceppi acapsulati (colonie ruvide, infezioni meno gravi) e ceppi capsulati (colonie lisce, infezioni più gravi).</text:span></text:p>
      <text:p text:style-name="P225"><text:span text:style-name="T89">8 biotipi in base alle proprietà biochimiche. 6 sierotipi antigenici (sulla base di antigeni capsulari).</text:span></text:p>
      <text:p text:style-name="P225"><text:span text:style-name="T89">Inibiscono la motilità delle ciglia dell’epitelio respiratorio favorendo la colonizzazione della mucosa.</text:span></text:p>
      <text:p text:style-name="P225"><text:span text:style-name="T89">H. influenzae in entrambe le forme (capsulate o no) produce IgA1-proteasi.</text:span></text:p>
      <text:p text:style-name="P225"><text:span text:style-name="T89"/></text:p>
      <text:p text:style-name="P230"><text:soft-page-break/><text:span text:style-name="T89">Determinanti di patogenicità:</text:span><text:span text:style-name="T94"> capsula (azione antifagocitaria), LOS (paralizza le ciglia), proteine della membrana esterna, lipide A, recettori per lattoferrina e transferrina, IgA1-proteasi, tossine emolitiche.</text:span></text:p>
      <text:p text:style-name="P230"><text:span text:style-name="T94"/></text:p>
      <text:p text:style-name="P230"><text:span text:style-name="T94">Il sierotipo b raggiunge la sottomucosa e raggiunge il circolo inducendo batteriemia e raggiunge le meningi nel bambino tra 7 e 24 mesi di età. I ceppi privi di capsula non sono tipizzabili e diffondono per continuità. Molto raramente ceppi diversi dal b danno meningite.</text:span></text:p>
      <text:p text:style-name="P230"><text:span text:style-name="T94"/></text:p>
      <text:p text:style-name="P231"><text:span text:style-name="T89">Altre infezioni:</text:span><text:span text:style-name="T94"> epiglottite (2-7 anni), cellulite alle guance, artrite settica.</text:span></text:p>
      <text:p text:style-name="P231"><text:span text:style-name="T94"/></text:p>
      <text:p text:style-name="P231"><text:span text:style-name="T89">Diagnosi:</text:span><text:span text:style-name="T94"> coltura partendo da: sangue, liquor, liquido sinoviale, pleurico, pericardico, aspirato dell’orecchio medio, aspirato ai margini della cellulite, espettorato.</text:span></text:p>
      <text:p text:style-name="P231"><text:span text:style-name="T94">Ricerca dell’antigene capsulare </text:span><text:span text:style-name="T97">(indagine sierologica)</text:span><text:span text:style-name="T94"> in liquor, siero, urine, liquido sinoviale, pleurico e pericardico.</text:span></text:p>
      <text:p text:style-name="P231"><text:span text:style-name="T94"/></text:p>
      <text:p text:style-name="P232"><text:span text:style-name="T94">Utilizzando dischetti contenenti i fattori X e V si identificano le esigenze del batterio (tipo antibiogramma).</text:span></text:p>
      <text:p text:style-name="P232"><text:span text:style-name="T94"/></text:p>
      <text:p text:style-name="P232"><text:span text:style-name="T89">Prevenzione:</text:span><text:span text:style-name="T94"> vaccini coniugati.</text:span></text:p>
      <text:p text:style-name="P232"><text:span text:style-name="T94"/></text:p>
      <text:p text:style-name="P241"><text:span text:style-name="T89">Bordetella</text:span></text:p>
      <text:p text:style-name="P226"><text:span text:style-name="T89">Coccobacillo Gram- immobile, asporigeno, aerobio, capsulato, non richiede i fattori X e V, catalasi positivo. </text:span></text:p>
      <text:p text:style-name="P226"><text:span text:style-name="T89">Specie: pertussis, parapertussis, …</text:span></text:p>
      <text:p text:style-name="P226">B. pertussis<text:span text:style-name="T99"> </text:span><text:span text:style-name="T89">si dispone isolato o a coppie, raramente in catenelle, aerobio stretto, fimbrie, aderisce all’epitelio ciliato, contiene granuli metacromatici. Non usa zuccheri, è sensibile agli acidi grassi (esigente, cresce su agar-sangue-patata-glicerolo dove l’albumina lega gli acidi grassi impedendogli di uccidere il microorganismo).</text:span></text:p>
      <text:p text:style-name="P226"><text:span text:style-name="T89">Colonie lisce trasparenti, sottile anello beta-emolitico. La crescita accelere e la virulenza diminuisce con i ripetuti passaggi in vitro.</text:span></text:p>
      <text:p text:style-name="P226"><text:span text:style-name="T89">L’ospite naturale è l’uomo.</text:span></text:p>
      <text:p text:style-name="P233"><text:span text:style-name="T89">Fattori di virulenza: </text:span><text:span text:style-name="T94">fimbrie, emagglutinina, tossina della pertosse, pertactina.</text:span></text:p>
      <text:p text:style-name="P233"><text:span text:style-name="T89">Meccanismi patogenetici:</text:span><text:span text:style-name="T94"> LPS (LOS, privo di catene O), ne esistono due tipi: uno che presenta il lipide A e l’altro che presenta il lipide X. Capsula polisaccaridica antifagocitaria.</text:span></text:p>
      <text:p text:style-name="P233"><text:span text:style-name="T94"/></text:p>
      <text:p text:style-name="P233"><text:span text:style-name="T94">Il locus vir o bvg controlla i fattori di virulenza (transizione di fase). </text:span><text:span text:style-name="T98">Si identificano varie fasi a seconda dei livelli di espressione.</text:span></text:p>
      <text:p text:style-name="P233"><text:span text:style-name="T94"/></text:p>
      <text:p text:style-name="P234"><text:span text:style-name="T89">Tossina della pertosse: </text:span><text:span text:style-name="T94">ADP-ribosilante, trasferisce ADP-ribosio su proteine target come inibitoria dell’adenilato ciclasi che non viene inibito (aumento di cAMP). Inibisce i macrofagi.</text:span></text:p>
      <text:p text:style-name="P234"><text:span text:style-name="T89">Tossina dermonecrotica:</text:span><text:span text:style-name="T94"> porta a necrosi i tessuti colonizzati.</text:span></text:p>
      <text:p text:style-name="P234"><text:span text:style-name="T89">Citotossina tracheale:</text:span><text:span text:style-name="T94"> tossica per le cellule ciliate. Frammento di peptidoglicano.</text:span></text:p>
      <text:p text:style-name="P234"><text:span text:style-name="T89">Emagglitinina.</text:span></text:p>
      <text:p text:style-name="P234"><text:span text:style-name="T89"/></text:p>
      <text:p text:style-name="P234"><text:span text:style-name="T89">Manifestazioni cliniche:</text:span><text:span text:style-name="T94"> </text:span></text:p>
      <text:list text:style-name="L21">
        <text:list-item>
          <text:p text:style-name="P235"><text:span text:style-name="T89">Fase di colonizzazione o fase catarrale:</text:span><text:span text:style-name="T94"> (1-2 settimane). Febbre, tosse moderata, malessere. Altamente contagiosa.</text:span></text:p>
        </text:list-item>
        <text:list-item>
          <text:p text:style-name="P235"><text:span text:style-name="T89">Fase tossiemica </text:span><text:span text:style-name="T93">o parossistica</text:span><text:span text:style-name="T94">:</text:span><text:span text:style-name="T89"> </text:span><text:span text:style-name="T94">(2-5 settimane). Il microorganismo non è più presente, solo azione delle tossine: tosse parossistica, rantolo inspiratorio, la tosse violenta può provocare vomito, cianosi, convulsioni. Assenza di febbre. Linfocitosi periferica. Complicanze: ipossia cerebrale, infezioni batteriche secondarie.</text:span></text:p>
        </text:list-item>
      </text:list>
      <text:p text:style-name="P236"><text:soft-page-break/><text:span text:style-name="T89">Diagnosi:</text:span><text:span text:style-name="T94"> isolamento su terreno da tampone durante la fase di colonizzazione, identificazione mediante agglutinazione con anticorpi specifici o immunofluorescenza. La PCR è più sensibile.</text:span></text:p>
      <text:p text:style-name="P236"><text:span text:style-name="T94">Diagnosi indiretta mediante ELISA per ricerca di IgA ed IgG contro tossina pertossica e emagglutinina filamentosa.</text:span></text:p>
      <text:p text:style-name="P236"><text:span text:style-name="T94"/></text:p>
      <text:p text:style-name="P237"><text:span text:style-name="T89">Diffusione:</text:span><text:span text:style-name="T94"> Malattia endemica che si presenta ogni 2-5 anni, massima mortalità entro il primo anno di vita. Disponibile vaccino che contiene la tossina inattivata con formaldeide. Più tardi si è preparato un vaccino con tossina modificata tramite ingegneria genetica.</text:span></text:p>
      <text:p text:style-name="P237"><text:span text:style-name="T94"/></text:p>
      <text:p text:style-name="P237"><text:span text:style-name="T89">Terapia:</text:span><text:span text:style-name="T94"> antibiotico utile in fase catarrale, in fase parossistica è inuti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2-11T10:03:15.206119412</dc:date>
    <meta:editing-duration>PT17H47M38S</meta:editing-duration>
    <meta:editing-cycles>163</meta:editing-cycles>
    <meta:generator>LibreOffice/7.6.3.2$Linux_X86_64 LibreOffice_project/60$Build-2</meta:generator>
    <meta:document-statistic meta:table-count="0" meta:image-count="0" meta:object-count="0" meta:page-count="27" meta:paragraph-count="549" meta:word-count="11257" meta:character-count="79170" meta:non-whitespace-character-count="68521"/>
  </office:meta>
</office:document-meta>
</file>